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A" style:master-page-name="Standard"/>
    <style:style style:name="P2" style:family="paragraph" style:parent-style-name="HC">
      <style:paragraph-properties>
        <style:tab-stops>
          <style:tab-stop style:position="0cm"/>
        </style:tab-stops>
      </style:paragraph-properties>
    </style:style>
    <text:list-style style:name="L1">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hapter 9</text:h>
      <text:p text:style-name="HB">Summary of Class Protocols</text:p>
      <text:p text:style-name="BodyNoIndent">This chapter presents a summary of all of the class protocols and metadata recognised by the Python interpreter and objects in the builtin namespace. Details on how these protocols are used is provided in earlier chapters. The protocols in this chapter are based on mechanisms implemented by the the standard base class, <text:span text:style-name="CD1">object</text:span> and its associated metaclass, <text:span text:style-name="CD1">type</text:span>. Classes using a different metaclass need to consult the documentation of that metaclass to determine which, if any, of the protocols described here have been affected. Chapter XREF (Classes) provides additional detail regarding the operation of Python's object model.</text:p>
      <text:p text:style-name="Body">Note that this chapter does not cover protocols recognised by standard library modules (such as the <text:span text:style-name="CD1">copy</text:span> module) without any special assistance from the interpreter itself – such protocols are documented along with the relevant module in the Python Library Reference. Similarly, interfaces that are merely informal subsets of the interfaces of builtin types (such as files or dictionaries) are not described here.</text:p>
      <text:p text:style-name="QQ">This chapter is heavily based on the Python Reference Manual, so it probably needs to be released under the same terms as the Tutorial section and Reference Manual section. I certainly don't believe I can claim a sole copyright to it, meaning I can't assign that copyright to PH, either.</text:p>
      <text:h text:style-name="HC" text:outline-level="2">9.1 General Class and Instance Behaviour</text:h>
      <text:h text:style-name="HD" text:outline-level="3">9.1.1 Explicit Metaclass Specification</text:h>
      <text:p text:style-name="BodyNoIndent">The metaclass of a class is called at the end of a class definition statement in order to create the class object from the component elements – the class name, the list of base classes and the namespace dictionary obtained by executing the body of the class definition. The metaclass invoked for a given class definition is determined using the rules in Chapter XREF(Classes).</text:p>
      <text:p text:style-name="C1">__metaclass__</text:p>
      <text:p text:style-name="Body">Providing <text:span text:style-name="CD1">__metaclass__</text:span> as a class attribute, or as a module global affects the determination of the metaclass for a class definition, but does not guarantee that the explicit metaclass will actually be used (the metaclass of a base class may be used instead). For all standard Python classes, the search for a metaclass will resolve to invocation of <text:span text:style-name="CD1">type(name, bases, namespace)</text:span>.</text:p>
      <text:h text:style-name="HD" text:outline-level="3">9.1.3 Standard Instance Metadata</text:h>
      <text:p text:style-name="BodyNoIndent">Standard Python classes are all instances of the standard class, <text:span text:style-name="CD1">object</text:span>. As such, they expose the following standard attributes <text:s/>to support the operation of the language.</text:p>
      <text:p text:style-name="C1">__class__</text:p>
      <text:p text:style-name="Body">The <text:span text:style-name="CD1">__class__</text:span> attribute controls the behaviour of a class instance. For standard objects (instances of <text:span text:style-name="CD1">object</text:span>), the special methods in this chapter are only reliably invoked if they are attributes of the class. Assignment to this attribute is permitted, and has the effect of changing the behaviour of the instance.</text:p>
      <text:p text:style-name="Body">For a class (an instance of <text:span text:style-name="CD1">type</text:span>), this attribute refers to the metaclass as determined by the class definition statement. For classes, this attribute is read only.</text:p>
      <text:p text:style-name="Body">Class definitions which provide their own class attribute with this name may make fundamental changes to the way their instances operate. Refer to Chapter XREF(Classes) for details.</text:p>
      <text:p text:style-name="C1">__dict__</text:p>
      <text:p text:style-name="Body">The <text:span text:style-name="CD1">__dict__</text:span> attribute refers to the container used to store the namespace for the attributes of a class or instance. The contents of this attribute may then be both modified and replaced from outside the class or instance.</text:p>
      <text:p text:style-name="Body">Despite the name of the attribute, the actual container referenced typically won't be a normal dictionary instance. Accordingly, class definition statements should not generally include a class level attribute with this name, as doing so will prevent correct operation of the class without significant additional customatisation of behaviour.</text:p>
      <text:p text:style-name="C1">__weakref__</text:p>
      <text:p text:style-name="Body">The __weakref__ attribute is used to support weak references to instances of the class, as described in Chapter XREF(Classes). Again, class definition statements should not typically need to override this attribute, as doing so is likely to break the weak referencing mechanism.</text:p>
      <text:h text:style-name="HD" text:outline-level="3">9.1.2 Standard Class Metadata</text:h>
      <text:p text:style-name="BodyNoIndent">Standard Python classes are all instances of the standard metaclass, <text:span text:style-name="CD1">type</text:span>. As such, they expose standard attributes and methods to support inheritance and introspection.</text:p>
      <text:p text:style-name="C1">__name__</text:p>
      <text:p text:style-name="Body">The <text:span text:style-name="CD1">__name__</text:span> attribute is simply the name of the class, as given in the original class definition statement. Assignment to this attribute changes the name of the class as shown in elements such as the string representation.</text:p>
      <text:p text:style-name="C1">__bases__</text:p>
      <text:p text:style-name="Body">The <text:span text:style-name="CD1">__bases__</text:span> attribute is the tuple of bases as given in the class definition statement. Assignment to this attribute causes the inheritance structure of the class (such as the method resolution order) to be updated.</text:p>
      <text:p text:style-name="C1">__mro__</text:p>
      <text:p text:style-name="Body">The <text:span text:style-name="CD1">__mro__</text:span> attribute holds the method resolution order o the class. Starting with the class itself, it is a tuple of all classes in the inheritance tree of the current class, defining the order in which this class and its parent classes are checked during attribute lookups. This attribute is read only, but may be affected by changes to the defined base classes.</text:p>
      <text:p text:style-name="C1">__subclasses__(cls)</text:p>
      <text:p text:style-name="Body">The <text:span text:style-name="CD1">__subclasses__</text:span> method returns a list of all immediate subclasses of this class definition (that is, classes where this class appears in the <text:span text:style-name="CD1">__bases__</text:span> tuple of the other class). The effect of shadowing this attribute is undefined (some implementations may permit it, some may not).</text:p>
      <text:h text:style-name="HD" text:outline-level="3">9.1.4 Memory Usage Optimisation</text:h>
      <text:p text:style-name="C1">__slots__</text:p>
      <text:p text:style-name="Body">The <text:span text:style-name="CD1">__slots__</text:span> attribute may be assigned to in a class definition to optimise the memory layout of a frequently created class. The value assigned should be either a single attribute name (as a string), or a <text:span text:style-name="CD1">list</text:span> of attribute names, to be given explicit space in the created instances. Iterables other than a <text:span text:style-name="CD1">list</text:span> are permitted by some interpreters, but this behaviour is not guaranteed to be portable. The main benefits of this memory optimisation come from the fact that the space normally reserved for the <text:span text:style-name="CD1">__dict__</text:span> and <text:span text:style-name="CD1">__weakref__</text:span> attributes is not allocated unless those attributes are included in the list of slots, and the direct entries for other slots in the type object consume less space than the associated dictionary entries would.</text:p>
      <text:p text:style-name="Body">Omitting the <text:span text:style-name="CD1">__dict__</text:span> slot prevents dynamic addition of attributes to instances, while omitting the <text:span text:style-name="CD1">__weakref__ </text:span>slot will prevent the creation of weak references to instances.</text:p>
      <text:p text:style-name="Body">Refer to Chapter XREF(Classes) for more on the implications of specifying <text:span text:style-name="CD1">__slots__</text:span> in a class definition.</text:p>
      <text:h text:style-name="HD" text:outline-level="3">9.1.5 Callable Objects</text:h>
      <text:p text:style-name="C1">__call__(self, *args, **kwds)</text:p>
      <text:p text:style-name="Body">The <text:span text:style-name="CD1">__call__()</text:span> method is invoked when an instance of class is accessed using function call notation. When this method is defined, <text:span text:style-name="CD1">x(*args, **kwds)</text:span> is a shorthand for <text:span text:style-name="CD1">x.__call__(*args, **kwds)</text:span>.</text:p>
      <text:h text:style-name="HC" text:outline-level="2">9.2 Object Lifecycle</text:h>
      <text:h text:style-name="HD" text:outline-level="3">9.2.1 Class Instantiation</text:h>
      <text:p text:style-name="C1">__new__(cls, *args, **kwds)</text:p>
      <text:p text:style-name="Body">The <text:span text:style-name="CD1">__new__()</text:span> method is called to create a new instance of a class. <text:span text:style-name="CD1">__new__()</text:span> is a static method (special-cased so you need not declare it as such) that takes the class of which an instance is being created as its first argument. The remaining arguments are those passed to the object constructor expression (the call to the class). The return value of <text:span text:style-name="CD1">__new__()</text:span> should be the new object instance (usually an instance of <text:span text:style-name="CD1">cls</text:span>, but not necessarily).</text:p>
      <text:p text:style-name="Body">Typical implementations create a new instance of the class by invoking the superclass's <text:span text:style-name="CD1">__new__()</text:span> method using <text:span text:style-name="CD1">super(ThisClass, cls).__new__(cls, ...)</text:span> with appropriate arguments and then modifying the newly-created instance as necessary before returning it. As <text:span text:style-name="CD1">__new__()</text:span> is a static method rather than a class method, the <text:span text:style-name="CD1">cls</text:span> argument must be supplied to both the <text:span text:style-name="CD1">super()</text:span> call and the method invocation. Calling the parent class directly is possible but discouraged, as it causes potential problems for multiple inheritance.</text:p>
      <text:p text:style-name="Body">If <text:span text:style-name="CD1">__new__()</text:span> returns an instance of <text:span text:style-name="CD1">cls</text:span>, then the new instance's <text:span text:style-name="CD1">__init__()</text:span> method will be invoked like using <text:span text:style-name="CD1">__init__(self, ...)</text:span>, where self is the new instance and the remaining arguments are the same as were passed to <text:span text:style-name="CD1">__new__()</text:span>. If <text:span text:style-name="CD1">__new__()</text:span> does not return an instance of <text:span text:style-name="CD1">cls</text:span>, then the returned instance's <text:span text:style-name="CD1">__init__()</text:span> method will not be invoked.</text:p>
      <text:p text:style-name="Body"><text:span text:style-name="CD1">__new__() </text:span>is intended mainly to allow subclasses of immutable types (such as <text:span text:style-name="CD1">int</text:span>, <text:span text:style-name="CD1">str</text:span>, and <text:span text:style-name="CD1">tuple</text:span>) to customize instance creation, as these types do not possess <text:span text:style-name="CD1">__init__()</text:span> methods.</text:p>
      <text:h text:style-name="HD" text:outline-level="3">9.2.2 Class Initialisation</text:h>
      <text:p text:style-name="C1">__init__(self, *args, **kwds)</text:p>
      <text:p text:style-name="Body">The <text:span text:style-name="CD1">__init__()</text:span> method is called after a new instance is created. The arguments are those passed to the class constructor expression. If a base class has an <text:span text:style-name="CD1">__init__()</text:span> method, the derived class's <text:span text:style-name="CD1">__init__()</text:span> method, if any, should explicitly call the parent class method to ensure proper initialization of the base class part of the instance, using <text:span text:style-name="CD1">super(ThisClass, self).__new__(...)</text:span> with appropriate arguments. As <text:span text:style-name="CD1">__init__()</text:span> is a normal instance method, supplying the self argument to the <text:span text:style-name="CD1">super()</text:span> call is sufficient – there is no need to provide it again for the method invocation. Calling the parent class directly is possible but discouraged, as it causes potential problems for multiple inheritance (as base classes may be initialized multiple times).</text:p>
      <text:p text:style-name="Body">The builtin types <text:span text:style-name="CD1">object</text:span> and <text:span text:style-name="CD1">type</text:span>, along with the immutable builtin types (such as <text:span text:style-name="CD1">int</text:span>, <text:span text:style-name="CD1">str</text:span>, and <text:span text:style-name="CD1">tuple</text:span>) do expose <text:span text:style-name="CD1">__init__()</text:span> methods. However, it is not required for subclasses to invoke these methods, as all necessary initialization is done in <text:span text:style-name="CD1">__new__()</text:span>. The methods are provided so that subclasses may safely invoke the parent class methods without being concerned about triggering an <text:span text:style-name="CD1">AttributeError</text:span>.</text:p>
      <text:p text:style-name="Body">Attempting to return a value other than None from an initialization method is an error, and attempting to do so will cause a <text:span text:style-name="CD1">TypeError</text:span> to be raised at runtime.</text:p>
      <text:h text:style-name="HD" text:outline-level="3">9.2.3 Class Finalization</text:h>
      <text:p text:style-name="C1">__del__(self)</text:p>
      <text:p text:style-name="Body">The <text:span text:style-name="CD1">__del__()</text:span> method is called when the instance is about to be destroyed. This is also called a destructor. If a base class has a <text:span text:style-name="CD1">__del__()</text:span> method, the derived class's <text:span text:style-name="CD1">__del__()</text:span> method, if any, must explicitly call it to ensure proper deletion of the base class part of the instance, using <text:span text:style-name="CD1">super(ThisClass, self).__del__()</text:span>. Note that it is possible (though highly discouraged) for the <text:span text:style-name="CD1">__del__()</text:span> method to postpone destruction of the instance by creating a new reference to it. It may then be called at a later time when this new reference is deleted. It is not guaranteed that <text:span text:style-name="CD1">__del__()</text:span> methods will be called for objects that still exist when the interpreter exits.</text:p>
      <text:p text:style-name="Body">Note that the statement <text:span text:style-name="CD1"><text:span text:style-name="CD2">del</text:span></text:span><text:span text:style-name="CD1"> x</text:span> doesn't directly call <text:span text:style-name="CD1">x.__del__()</text:span>. Instead, the operation reduces the number of references to the object, potentially making it a candidate for garbage collection. It is then up to the interpreters garbage collector to eventually invoke <text:span text:style-name="CD1">__del__()</text:span> when collecting the object.</text:p>
      <text:p text:style-name="Body">This creates an issue when collecting garbage cycles (objects which reference each other, but are not referenced from outside the cycle). The Python-level <text:span text:style-name="CD1">__del__()</text:span> methods may resurrect elements of the cycle, potentially leaving live objects in a partially destructed state. Accordingly, Python implementations are permitted to refrain from destroying such cycles (CPython, for example, leaves such cycles uncollected).</text:p>
      <text:p text:style-name="Body">This can be addressed by handling instance finalization through a helper class with direct references to the resources to be cleaned up, and no reference back to the specific instance to be finalized. Even if the main instance participates in a cycle, the lack of a __del__() method means it is likely to be collectable, indirectly invoker the helper's __del__() method <text:s/>to release the resources.</text:p>
      <text:p text:style-name="Body">Due to the precarious circumstances under which <text:span text:style-name="CD1">__del__()</text:span> methods are invoked, exceptions that occur during their execution are ignored, and a warning is printed to <text:span text:style-name="CD1">sys.stderr</text:span> instead. Also, when <text:span text:style-name="CD1">__del__()</text:span> is invoked in response to a module being deleted (e.g., when execution of the program is done), other globals referenced by the <text:span text:style-name="CD1">__del__()</text:span> method may already have been deleted. For this reason, <text:span text:style-name="CD1">__del__()</text:span> methods should do the absolute minimum needed to maintain external invariants. Starting with version 1.5, Python guarantees that globals whose name begins with a single underscore are deleted from their module before other globals are deleted; if no other references to such globals exist, this may help in assuring that imported modules are still available at the time when the <text:span text:style-name="CD1">__del__()</text:span> method is called. </text:p>
      <text:h text:style-name="HC" text:outline-level="2">9.3 Accessing Instance Attributes</text:h>
      <text:h text:style-name="HD" text:outline-level="3">9.3.1 Retrieving Attributes</text:h>
      <text:p text:style-name="C1">__getattr__(self, name)</text:p>
      <text:p text:style-name="Body">The <text:span text:style-name="CD1">__getattr__()</text:span> method is called when an attribute lookup has not found the attribute in the usual places (that is, the name does not refer to an instance attribute nor is it found in the class tree for <text:span text:style-name="CD1">self</text:span>). The method argument <text:span text:style-name="CD1">name</text:span> is the attribute name to be retrieved. This method should return the (possibly computed) attribute value or raise <text:span text:style-name="CD1">AttributeError</text:span>. </text:p>
      <text:p text:style-name="Body">Note that if the attribute is found through the normal mechanism, this method is not called. This is done both for efficiency reasons and to make it easier for this method to access other attributes of the instance (for example, an auxiliary data store or a reference to another object) without inadvertently triggering infinite recursion.</text:p>
      <text:p text:style-name="C1">__getattribute__(self, name)</text:p>
      <text:p text:style-name="Body">This method is called unconditionally to implement attribute accesses for instances of the class. As for <text:span text:style-name="CD1">__getattr__()</text:span>, the method argument <text:span text:style-name="CD1">name</text:span> is the attribute name to be retrieved. This method should return the attribute value or raise an <text:span text:style-name="CD1">AttributeError</text:span> exception. If the class also defines <text:span text:style-name="CD1">__getattr__()</text:span>, the latter will not be called unless <text:span text:style-name="CD1">__getattribute__()</text:span> either calls it explicitly or raises an <text:span text:style-name="CD1">AttributeError</text:span>.</text:p>
      <text:p text:style-name="Body">In order to avoid infinite recursion in this method, its implementation should always call the base class method to access any attributes it needs by using <text:span text:style-name="CD1">super(ThisClass, self).__getattribute__(name)</text:span>. </text:p>
      <text:h text:style-name="HD" text:outline-level="3">9.3.2 Setting Attributes</text:h>
      <text:p text:style-name="C1">__setattr__(self, name, value)</text:p>
      <text:p text:style-name="Body">This method is called unconditionally when an attribute assignment is attempted. It parallels <text:span text:style-name="CD1">__getattribute__()</text:span> in that it entirely replaces the conventional attribute setting mechanism. The method argument <text:span text:style-name="CD1">name</text:span> is the attribute to be set, and <text:span text:style-name="CD1">value</text:span> is the object reference to be stored. </text:p>
      <text:p text:style-name="Body">In order to avoid infinite recursion in this method, its implementation should always call the base class method to set any other attributes by using <text:span text:style-name="CD1">super(ThisClass, self).__setattr__(name, value)</text:span>.</text:p>
      <text:h text:style-name="HD" text:outline-level="3">9.3.3 Deleting Attributes</text:h>
      <text:p text:style-name="C1">__delattr__(self, name)</text:p>
      <text:p text:style-name="Body">This method is called unconditionally when an attribute deletion is attempted. It completes the set of methods started with <text:span text:style-name="CD1">__getattribute__()</text:span> and <text:span text:style-name="CD1">__setattr__()</text:span> by completely replacing the conventional attribute deletion mechanism. The method argument <text:span text:style-name="CD1">name</text:span> is the attribute to be deleted.</text:p>
      <text:p text:style-name="Body">In order to avoid infinite recursion in this method, its implementation should always call the base class method to delete any other attributes by using <text:span text:style-name="CD1">super(ThisClass, self).__delattr__(name)</text:span>.</text:p>
      <text:h text:style-name="HC" text:outline-level="2">9.4 Attribute Descriptors</text:h>
      <text:h text:style-name="HD" text:outline-level="3">9.4.1 Accessing a Descriptor</text:h>
      <text:p text:style-name="C1">__get__(self, obj, cls)</text:p>
      <text:p text:style-name="Body">The <text:span text:style-name="CD1">__get__()</text:span> method is called to retrieve the descriptor from either the class containing the descriptor instance, or from an instance of that class. The method argument <text:span text:style-name="CD1">cls</text:span> is the class containing the descriptor, and the argument <text:span text:style-name="CD1">obj</text:span> is the instance being accessed (or <text:span text:style-name="CD1">None</text:span> if the class is being accessed directly).This method should return the attribute value or raise an <text:span text:style-name="CD1">AttributeError</text:span> exception.</text:p>
      <text:p text:style-name="Body">Many descriptors will simply return <text:span text:style-name="CD1">self</text:span> when <text:span text:style-name="CD1">obj</text:span> is <text:span text:style-name="CD1">None</text:span>, allowing the descriptor to be retrieved directly from the class. Other descriptors, such as functions, can only be accessed directly by retrieving them from the class dictionary.</text:p>
      <text:p text:style-name="Body">When the corresponding attribute is accessed via an instance, this method is invoked regardless of the contents of the instance dictionary for enforced descriptors (those which also define <text:span text:style-name="CD1">__set__()</text:span>). For shadowable descriptors (those which do not define <text:span text:style-name="CD1">__set__()</text:span>), an attribute of the same name in the instance dictionary will shadow the descriptor, meaning that this method will not be invoked and the value will be retrieved directly from the instance dictionary.</text:p>
      <text:p text:style-name="Body">Note that descriptors must be attributes of a standard class (an instance of <text:span text:style-name="CD1">type</text:span>) rather than an instance (anything that is not an instance of <text:span text:style-name="CD1">type</text:span>) in order to operate as a descriptor. When stored in a normal instance dictionary, descriptors are just another value without any special behaviour.</text:p>
      <text:h text:style-name="HD" text:outline-level="3">9.4.2 Setting a Descriptor's Value</text:h>
      <text:p text:style-name="C1">__set__(self, obj, value)</text:p>
      <text:p text:style-name="Body">The <text:span text:style-name="CD1">__set__()</text:span> method is called to set the value of the instance attribute corresponding to the descriptor. The argument <text:span text:style-name="CD1">obj</text:span> is the instance being modified, and the argument <text:span text:style-name="CD1">value</text:span> is the object reference being assigned. Descriptors cannot control the effect of the corresponding class attribute being set.</text:p>
      <text:p text:style-name="Body">If a descriptor does not define this method, setting the corresponding attribute on the instance will result in the descriptor being shadowed in the instance dictionary. Future access to the attribute will then be resolved in the instance dictionary without the descriptor's <text:span text:style-name="CD1">__get__()</text:span> method being accessed. Such descriptors are referred to as shadowable descriptors in this book, but are also commonly known as non-data descriptors.</text:p>
      <text:p text:style-name="Body">Descriptors which do define this method can always control which values are accessible via the corresponding instance attribute. Such descriptors are referred to as enforced descriptors in this book, but are also commonly known as data descriptors.</text:p>
      <text:p text:style-name="Body">The data/non-data descriptor terminology relates primarily to the original descriptor use cases (properties versus methods) when the feature was developed. This book prefers the enforced/shadowable terminology as being a little more self-explanatory when the reader does not know that historical context.</text:p>
      <text:h text:style-name="HD" text:outline-level="3">9.4.3 Clearing a Descriptor's Value</text:h>
      <text:p text:style-name="C1">__delete__(self, obj)</text:p>
      <text:p text:style-name="Body">This method is called to delete the value of the instance attribute corresponding to the descriptor. The argument <text:span text:style-name="CD1">obj</text:span> is the instance being modified. Descriptors cannot control the effect of the corresponding class attribute being deleted.</text:p>
      <text:p text:style-name="Body">If a descriptor does not define this method, attempting to delete the corresponding attribute will fail with an <text:span text:style-name="CD1">AttributeError</text:span>. For shadowable descriptors, this method is only invoked if the attribute has not been shadowed (instead, deleting a shadowed attribute simply eliminates the shadowing). For enforced descriptors, this method is invoked regardless of the contents of the instance dictionary.</text:p>
      <text:h text:style-name="HC" text:outline-level="2">9.5 Text Conversions</text:h>
      <text:h text:style-name="HD" text:outline-level="3">9.5.1 String Representation</text:h>
      <text:p text:style-name="C1">__repr__(self)</text:p>
      <text:p text:style-name="Body">The <text:span text:style-name="CD1">__repr__()</text:span> method is called by the <text:span text:style-name="CD1">repr()</text:span> built-in function and by string conversions (reverse quotes) to compute a string representation of an object that is useful for debugging purposes. The return value must be a string (<text:span text:style-name="CD1">str</text:span> or <text:span text:style-name="CD1">unicode</text:span>) object. If at all possible, this should look like a valid Python expression that could be used to recreate an object with the same value (given an appropriate environment). If this is not possible, a meaningful description enclosed in angle brackets should be returned. This method is also used as a fallback method when a human readable string representation of instances of the class is required.</text:p>
      <text:p text:style-name="Body">Given the typical use of this representation for debugging purposes it is important that the representation is information-rich and unambiguous. If this method is not defined, Python defaults to a representation that includes the name of the instance's type and the identity of the instance.</text:p>
      <text:h text:style-name="HD" text:outline-level="3">9.5.2 Human Readable String Representation</text:h>
      <text:p text:style-name="C1">__str__(self)</text:p>
      <text:p text:style-name="Body">The <text:span text:style-name="CD1">__str__()</text:span> method is called by the <text:span text:style-name="CD1">str()</text:span> built-in function and by the <text:span text:style-name="CD2">print</text:span> statement to compute the human readable string representation of an object. The return value must be a string (<text:span text:style-name="CD1">str</text:span> or <text:span text:style-name="CD1">unicode</text:span>) object. This differs from __repr__() in that it does not have to contain all of the information that may be needed when debugging, so a more convenient or concise representation may be used instead.</text:p>
      <text:h text:style-name="HD" text:outline-level="3">9.5.3 Human Readable Unicode Representation</text:h>
      <text:p text:style-name="C1">__unicode__(self)</text:p>
      <text:p text:style-name="Body">The <text:span text:style-name="CD1">__unicode__()</text:span> method is called to implement the <text:span text:style-name="CD1">unicode()</text:span> builtin. The return value should be a <text:span text:style-name="CD1">unicode</text:span> object, but may be a <text:span text:style-name="CD1">str</text:span> object. When this method is not defined, the <text:span text:style-name="CD1">__str__()</text:span> and <text:span text:style-name="CD1">__repr__()</text:span> methods are also tried as fallbacks. If the result at any stage of the process is a <text:span text:style-name="CD1">str</text:span> object rather than a <text:span text:style-name="CD1">unicode</text:span> object, it is converted to Unicode using the system default encoding.</text:p>
      <text:h text:style-name="HD" text:outline-level="3">9.5.4 String Interpolation ('%')</text:h>
      <text:p text:style-name="C1">__mod__(self, other)</text:p>
      <text:p text:style-name="Body">The <text:span text:style-name="CD1">__mod__()</text:span> method is called to implement the string interpolation operator when the format string is the left operand (<text:span text:style-name="CD1">self % other</text:span>). Details on this usage of strings can be found in Chapter XREF(The Builtin Namespace).</text:p>
      <text:h text:style-name="HC" text:outline-level="2">9.6 Object Comparison and Ordering</text:h>
      <text:h text:style-name="HD" text:outline-level="3">9.6.1 Truth Value Testing</text:h>
      <text:p text:style-name="C1">__nonzero__(self)</text:p>
      <text:p text:style-name="Body">The <text:span text:style-name="CD1">__nonzero__()</text:span> method is called to implement truth value testing, including the built-in operation <text:span text:style-name="CD1">bool()</text:span>. The return value should be either <text:span text:style-name="CD1">False</text:span> or <text:span text:style-name="CD1">True</text:span>, or their integer equivalents <text:span text:style-name="CD1">0</text:span> or<text:span text:style-name="CD1"> 1</text:span>. Returing anything other than a boolean or integer will result in a <text:span text:style-name="CD1">TypeError</text:span>. When this method is not defined, <text:span text:style-name="CD1">__len__()</text:span> is used a fallback (with a result of <text:span text:style-name="CD1">0</text:span> being <text:span text:style-name="CD1">False</text:span>, and anything else being <text:span text:style-name="CD1">True</text:span>). If a class defines neither <text:span text:style-name="CD1">__len__()</text:span> nor <text:span text:style-name="CD1">__nonzero__()</text:span>, all its instances are considered <text:span text:style-name="CD1">True</text:span>.</text:p>
      <text:h text:style-name="HD" text:outline-level="3">9.9.2 Dictionary Key Hashing</text:h>
      <text:p text:style-name="C1">__hash__(self)</text:p>
      <text:p text:style-name="Body">The <text:span text:style-name="CD1">__hash__()</text:span> method is called for the key object in dictionary lookup operations, and by the built-in function <text:span text:style-name="CD1">hash()</text:span>. The return value should be an <text:span text:style-name="CD1">int</text:span> object usable as a hash value for dictionary operations.</text:p>
      <text:p text:style-name="Body">Classes which define __hash__() should also define either <text:span text:style-name="CD1">__eq__()</text:span> or <text:span text:style-name="CD1">__cmp__()</text:span> to ensure that equivalent objects also produce identical hash values. That is, <text:span text:style-name="CD1">x == y</text:span> must imply <text:span text:style-name="CD1">hash(x) == hash(y)</text:span>. If a class breaks this rule, then the behavior of using instances of that class as dictionary keys is undefined.</text:p>
      <text:p text:style-name="Body">One way to achieve this goal is to use the hash values of one or more of the attributes that are considered when determining equivalence as part of the calculation of the hash value. Using exclusive-OR to combine the individual hash values should result in a reasonable overall hash value.</text:p>
      <text:p text:style-name="Body">The default hash for instances of <text:span text:style-name="CD1">object</text:span> is based on the identity of the class. Accordingly, classes which override either <text:span text:style-name="CD1">__eq__()</text:span> or <text:span text:style-name="CD1">__cmp__()</text:span> to use a definition of equivalence not based on object identity should also redefine <text:span text:style-name="CD1">__hash__()</text:span> to either raise <text:span text:style-name="CD1">TypeError</text:span> or calculate an appropriate hash value as described above.</text:p>
      <text:p text:style-name="Body">The hash value of an object should not change over time. If a class breaks this rule by returning different hash values at different points in the life cycle of the same instance, then the behavior of using instances of that class as dictionary keys is undefined.</text:p>
      <text:h text:style-name="HD" text:outline-level="3">9.6.2 Object Equivalence</text:h>
      <text:p text:style-name="BodyNoIndent">The two equivalence methods determine what it means for different objects to be equivalent to each other. If a class overrides either of these methods it should override both of them, and should also override the __hash__() method as described above. To permit data structures such as arrays to define per-element operations, the return values from these methods can be any object. Conversion to a Boolean truth value occurs only if the result is used in a context that calls for it (such as the condition clause of an <text:span text:style-name="CD2">if</text:span> or <text:span text:style-name="CD2">while</text:span> statement).</text:p>
      <text:p text:style-name="Body">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eq__(self, other)</text:p>
      <text:p text:style-name="Body">The <text:span text:style-name="CD1">__eq__()</text:span> method is called to implement the equality operator (<text:span text:style-name="CD1">==</text:span>). This method is called with the same signature regardless of whether the current object was the left or right operand. In either case, the fallback definition of equality if this method is not defined is <text:span text:style-name="CD1">id(self) == id(other)</text:span>.</text:p>
      <text:p text:style-name="C1">__ne__(self, other)</text:p>
      <text:p text:style-name="Body">The <text:span text:style-name="CD1">__ne__()</text:span> method is called to implement the inequality operator (!<text:span text:style-name="CD1">=</text:span>). The typical implementation of this method is simply <text:span text:style-name="CD1">return not self == other</text:span>, but this will not make sense in all cases (such as a data structure implementing per-element comparison operations). This method is called with the same signature regardless of whether the current object was the left or right operand. In either case, the fallback definition of inequality if this method is not defined is <text:span text:style-name="CD1">id(self) != id(other)</text:span>.</text:p>
      <text:h text:style-name="HD" text:outline-level="3">9.6.2 Object Ordering</text:h>
      <text:p text:style-name="BodyNoIndent">The four ordering methods determine relative ordering between objects. If a class overrides any of these methods it should override all of them, and should typically also override the object equivalence methods as described above and the three-way comparison method as described below. To permit data structures such as arrays to define per-element operations, the return values from these methods can be any object. Conversion to a Boolean truth value occurs only if the result is used in a context that calls for it (such as the condition clause of an <text:span text:style-name="CD2">if</text:span> or <text:span text:style-name="CD2">while</text:span> statement).</text:p>
      <text:p text:style-name="Body">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ge__(self, other)</text:p>
      <text:p text:style-name="Body">The <text:span text:style-name="CD1">__ge__()</text:span> method is called to implement the greater than or equal to operator (<text:span text:style-name="CD1">&gt;=</text:span>) and the less than or equal to operator (<text:span text:style-name="CD1">&lt;=</text:span>). It determines what it means for one instance of a class to be non-strictly greater than another. Invocation of this method indicates the current object was either the left operand in a greater than or equal to comparison, or the right operand in a less than or equal to comparison. In either case, the fallback ordering definition if this method is not defined is <text:span text:style-name="CD1">(type(self), id(self)) &gt;= (</text:span><text:span text:style-name="CD1"><text:span text:style-name="CD1">type(self), </text:span></text:span><text:span text:style-name="CD1">id(other))</text:span>.</text:p>
      <text:p text:style-name="C1">__gt__(self, other)</text:p>
      <text:p text:style-name="Body">The <text:span text:style-name="CD1">__gt__()</text:span> method is called to implement the greater than operator (<text:span text:style-name="CD1">&gt;</text:span>) and the less than operator (<text:span text:style-name="CD1">&lt;</text:span>). It determines what it means for one instance of a class to be strictly greater than another. Invocation of this method indicates the current object was either the left operand in a <text:s/>greater than comparison, or the right operand in a less than comparison. In either case, the fallback ordering definition if this method is not defined is <text:span text:style-name="CD1">(type(self), id(self)) &gt; (</text:span><text:span text:style-name="CD1"><text:span text:style-name="CD1">type(self), </text:span></text:span><text:span text:style-name="CD1">id(other))</text:span>.</text:p>
      <text:p text:style-name="C1">__le__(self, other)</text:p>
      <text:p text:style-name="Body">The <text:span text:style-name="CD1">__le__()</text:span> method is called to implement the less than or equal to operator (<text:span text:style-name="CD1">&lt;=</text:span>) and the greater than or equal to operator (<text:span text:style-name="CD1">&gt;=</text:span>). It determines what it means for one instance of a class to be non-strictly less than another. Invocation of this method indicates the current object was either the left operand in a less than or equal to comparison, or the right operand in a greater than or equal to comparison. In either case, the fallback ordering definition if this method is not defined is <text:span text:style-name="CD1">(type(self), id(self)) &lt;= (</text:span><text:span text:style-name="CD1"><text:span text:style-name="CD1">type(self), </text:span></text:span><text:span text:style-name="CD1">id(other))</text:span>.</text:p>
      <text:p text:style-name="C1">__lt__(self, other)</text:p>
      <text:p text:style-name="Body">The <text:span text:style-name="CD1">__lt__()</text:span> method is called to implement the less than operator (<text:span text:style-name="CD1">&lt;</text:span>) and the greater than operator (<text:span text:style-name="CD1">&gt;</text:span>). It determines what it means for one instance of a class to be strictly less than another. Invocation of this method indicates the current object was either the left operand in a less-than comparison, or the right operand in a greater-than comparison. In either case,.</text:p>
      <text:h text:style-name="HD" text:outline-level="3">9.6.3 Three-Way Comparison</text:h>
      <text:p text:style-name="C1">__cmp__(self, other)</text:p>
      <text:p text:style-name="Body">The __cmp__() method is called by the <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cmp()</text:span></text:span></text:span></text:span></text:span></text:span></text:span></text:span></text:span></text:span></text:span></text:span></text:span></text:span></text:span></text:span> builtin, and to implement the comparison operators if the object equivalence and object ordering methods (collectively known as the rich comparison methods) are not defined. The return value should be a negative integer if <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self &lt; other</text:span></text:span></text:span></text:span></text:span></text:span></text:span></text:span></text:span></text:span></text:span></text:span></text:span></text:span></text:span></text:span>, zero if <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self == other</text:span></text:span></text:span></text:span></text:span></text:span></text:span></text:span></text:span></text:span></text:span></text:span></text:span></text:span></text:span></text:span>, and a positive integer if <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self &gt; other</text:span></text:span></text:span></text:span></text:span></text:span></text:span></text:span></text:span></text:span></text:span></text:span></text:span></text:span></text:span></text:span>. This method is called with the same signature regardless of whether the current object was the left or right operand in a comparison operation, or was invoked directly via the <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text:span text:style-name="CD1">cmp()</text:span></text:span></text:span></text:span></text:span></text:span></text:span></text:span></text:span></text:span></text:span></text:span></text:span></text:span> builtin. The fallback ordering definition if this method is not defined is <text:span text:style-name="CD1">cmp((type(self), id(self)), (</text:span><text:span text:style-name="CD1"><text:span text:style-name="CD1">type(self), </text:span></text:span><text:span text:style-name="CD1">id(other)))</text:span>.</text:p>
      <text:p text:style-name="Body">The following is a simple implementation of this method for a class also defining the rich comparison methods. Most classes will be able to define a more efficient implementation.</text:p>
      <text:p text:style-name="CDT1">def __cmp__(self, other):</text:p>
      <text:p text:style-name="CDT"><text:s text:c="4"/>if self == other:</text:p>
      <text:p text:style-name="CDT"><text:s text:c="8"/>return 0</text:p>
      <text:p text:style-name="CDT"><text:s text:c="4"/>if self &lt; other:</text:p>
      <text:p text:style-name="CDT"><text:s text:c="8"/>return -1</text:p>
      <text:p text:style-name="CDTX"><text:s text:c="4"/>return 1</text:p>
      <text:h text:style-name="HC" text:outline-level="2">9.7 Containers and Iterators</text:h>
      <text:h text:style-name="HD" text:outline-level="3">9.7.1 Number of Items in Container</text:h>
      <text:p text:style-name="C1">__len__(self)</text:p>
      <text:p text:style-name="Body">The <text:span text:style-name="CD1">__len__()</text:span> method is called by the built-in function <text:span text:style-name="CD1">len()</text:span> and when determining Boolean truth values as described above. It describes the number of items currently held in a container. The return value must be a builtin <text:span text:style-name="CD1">int</text:span> or <text:span text:style-name="CD1">long</text:span>, with a non-negative value. Returning an object of the incorrect type will result in a <text:span text:style-name="CD1">TypeError</text:span>, while returning a negative value will result in a <text:span text:style-name="CD1">ValueError</text:span>.</text:p>
      <text:h text:style-name="HD" text:outline-level="3">9.7.2 Retrieving an Iterator</text:h>
      <text:p text:style-name="C1">__iter__(self)</text:p>
      <text:p text:style-name="Body">The <text:span text:style-name="CD1">__iter__()</text:span> method is called by the builtin function <text:span text:style-name="CD1">iter()</text:span>, and when an iterator is required for a <text:span text:style-name="CD2">for</text:span> loop, list comprehension or generator expression. This method should return a new iterator object that can iterate over all the objects in the container. The object returned is required to support the iterator protocol described below.</text:p>
      <text:p text:style-name="Body">Sequences do not need to provide a specific iterator of their own, as Python provides a default sequential iterator for any objects which provide the __getitem__() method.</text:p>
      <text:p text:style-name="Body">If a container supports different kinds of iteration, additional methods can be provided to specifically request iterators for those iteration operations. Mappings, for example, should provide <text:span text:style-name="CD1">iterkeys()</text:span>., <text:span text:style-name="CD1">itervalues()</text:span> and <text:span text:style-name="CD1">iteritems()</text:span> methods in addition to a standard <text:span text:style-name="CD1">__iter__()</text:span> method that is the equivalent of <text:span text:style-name="CD1">iterkeys()</text:span>.</text:p>
      <text:h text:style-name="HD" text:outline-level="3">9.7.3 Optimising Containment Tests</text:h>
      <text:p text:style-name="C1">__contains__(self, item)</text:p>
      <text:p text:style-name="Body">The <text:span text:style-name="CD1">__contains__()</text:span> method is called to implement container membership test. The return value can be any object, but should evaluate to <text:span text:style-name="CD1">True</text:span> in a Boolean context if item is in self, and to <text:span text:style-name="CD1">False</text:span> otherwise. For mapping objects, containment tests should consider the keys of the mapping rather than the values or the key-item pairs.</text:p>
      <text:p text:style-name="Body">If this method is not provided, the interpreter defaults to an iterator and equality comparison based linear search. This method is intended for providing alternative implementations of containment tests when a data structure can do better than the naive O(n) linear search.</text:p>
      <text:h text:style-name="HD" text:outline-level="3">9.7.4 Retrieving a Specific Item</text:h>
      <text:p text:style-name="C1">__getitem__(self, subscript)</text:p>
      <text:p text:style-name="Body">The <text:span text:style-name="CD1">__getitem__()</text:span> method is called to implement evaluation of <text:span text:style-name="CD1">self[subscript]</text:span>. For mappings, the corresponding value should be returned if the subscript is in the container, and <text:span text:style-name="CD1">KeyError</text:span> raised otherwise.</text:p>
      <text:p text:style-name="Body">For sequences, the accepted subscripts should be <text:span text:style-name="CD1">slice</text:span> objects and any object providing an <text:span text:style-name="CD1">__index__()</text:span> method. If the subscript is of an inappropriate type, either <text:span text:style-name="CD1">TypeError</text:span> or <text:span text:style-name="CD1">AttributeError</text:span> should be raised.</text:p>
      <text:p text:style-name="Body">The addition of <text:span text:style-name="CD1">len(self)</text:span> to negative indices in order to mimic builtin sequence indexing is up to the <text:span text:style-name="CD1">__getitem__()</text:span> method. If after this adjustment an index is still either negative, or greater than the length of the container, then <text:span text:style-name="CD1">IndexError</text:span> should be raised. In addition to being a expected convention, this is also necessary for correct operation of the default sequence iterator. Otherwise, the sequence should return the value at the specified index.</text:p>
      <text:p text:style-name="Body"><text:span text:style-name="CD1">slice</text:span> objects provide an <text:span text:style-name="CD1">indices()</text:span> method to determine the appropriate item indices to be returned based on the length of the container. The container should then return a new object of the same type containing the values at the specific indices in the correct sequence.</text:p>
      <text:p text:style-name="Body">Sequences inheriting directly from a builtin sequence type should also override the deprecated __getslice__() method, as the builtin sequences still define this method for backward compatibility reasons.</text:p>
      <text:p text:style-name="Body">Multi-dimensional arrays should accept the same kinds of subscripts as sequences (treating them as operating over the first dimension), and also accept tuples, which represent indices or slices along each dimension. The special object <text:span text:style-name="CD1">Ellipsis</text:span> can be used as a placeholder to represent all remaining unspecified dimensions. As there are no multi-dimensional arrays in the standard library, further information on conventional semantics in handling multi-dimensional indexing can by found by looking up the Numpy project.</text:p>
      <text:h text:style-name="HD" text:outline-level="3">9.7.5 Setting a Specific Item</text:h>
      <text:p text:style-name="C1">__setitem__(self, subscript, value)</text:p>
      <text:p text:style-name="Body">The __setitem__() method is called to implement subscript assignment statements of the form <text:span text:style-name="CD1">self[subscript] = value</text:span>. The kinds of subscripts accepted are the same as for <text:span text:style-name="CD1">__getitem__()</text:span>. If the container does not support modifications, it should raise <text:span text:style-name="CD1">TypeError</text:span> when assignment to a subscript is attempted.</text:p>
      <text:p text:style-name="Body">For mappings, the value is either added along with the specified key, or else replaces the value previously associated with that key.</text:p>
      <text:p text:style-name="Body">For sequences, assignment to an index replaces the value at that index. If the index is out of range, <text:span text:style-name="CD1">IndexError</text:span> should be raised. Assignment to a slice replaces the previous contents of the slice with the contents of the supplied value, which should be handled as an arbitrary iterable. As a result, slice assignment may change the length of the container.</text:p>
      <text:h text:style-name="HD" text:outline-level="3">9.7.6 Deleting a Specific Item</text:h>
      <text:p text:style-name="C1">__delitem__(self, subscript)</text:p>
      <text:p text:style-name="Body">The __delitem__() method is called to implement subscript removal statements of the form <text:span text:style-name="CD1"><text:span text:style-name="CD2">del</text:span></text:span><text:span text:style-name="CD1"> self[subscript]</text:span>. The kinds of subscripts accepted are the same as for <text:span text:style-name="CD1">__getitem__()</text:span>. If the container does not support modifications, it should raise <text:span text:style-name="CD1">TypeError</text:span> when deletion of a subscript is attempted.</text:p>
      <text:p text:style-name="Body">For mappings, the value is either removed along with the specified key, or else <text:span text:style-name="CD1">KeyError</text:span> is raised if the key was not found in the container.</text:p>
      <text:p text:style-name="Body">For sequences, deletion of an index removes the value at that index, reducing the length of the sequence by one. If the index is out of range, <text:span text:style-name="CD1">IndexError</text:span> should be raised. Deletion of a slice simple removes that region of the sequence, reducing the length of the sequence by the number of items removed (which may be less than the length of the slice, as slices are clamped to the ends of the container).</text:p>
      <text:h text:style-name="HD" text:outline-level="3">9.7.7 Iterators</text:h>
      <text:p text:style-name="BodyNoIndent">Iterators are a special form of iterable, designed to be used as the return value of __iter__() methods.</text:p>
      <text:p text:style-name="C1">__iter__(self)</text:p>
      <text:p text:style-name="Body">For iterators, the <text:span text:style-name="CD1">__iter__()</text:span> method should return the iterator object itself. This is required to allow both containers and iterators to be used with <text:span text:style-name="CD2">for</text:span> statements and other iterative constructs such as generator expressions.</text:p>
      <text:p text:style-name="C1">next(self)</text:p>
      <text:p text:style-name="Body">The iterator's <text:span text:style-name="CD1">next()</text:span> method should return the next item from the container. If there are no further items, the iterator must raise the <text:span text:style-name="CD1">StopIteration</text:span> exception, which notifies the iterating code that the iterator is finished.</text:p>
      <text:p text:style-name="Body">The intention of the protocol is that once an iterator's <text:span text:style-name="CD1">next()</text:span> method raises <text:span text:style-name="CD1">StopIteration</text:span>, it will continue to do so on subsequent calls. Implementations that do not obey this property are deemed broken. An iterator may, however, provide mutating methods that cause the iterator to be rolled back or restarted. Seeking back to zero on a file object, for example, will restart that files iterator from the beginning.</text:p>
      <text:h text:style-name="HD" text:outline-level="3">9.7.8 Sequence Concatenat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add__(self, other)</text:p>
      <text:p text:style-name="Body">The <text:span text:style-name="CD1">__add__()</text:span> method is called to implement the sequence concatenation operator when the container is the left operand (<text:span text:style-name="CD1">self + other</text:span>). Sequences should use this method to combine two sequences to produce a single longer sequence of the same type. The binary operator forms of this operation should not permit mixed type operation, as it is not clear which sequence type is appropriate for the final result.</text:p>
      <text:p text:style-name="C1">__radd__(self, other)</text:p>
      <text:p text:style-name="Body">The <text:span text:style-name="CD1">__radd__()</text:span> method is called to implement the sequence concatenation operator when the container is the right operand (<text:span text:style-name="CD1">other + </text:span><text:span text:style-name="CD1"><text:span text:style-name="CD1">self</text:span></text:span>). Otherwise, this method is identical to the <text:span text:style-name="CD1">__add__()</text:span> method.</text:p>
      <text:p text:style-name="Body">As sequence concatenation is not commutative, simply defining <text:span text:style-name="CD1">__radd__()</text:span> as an alias for <text:span text:style-name="CD1">__add__()</text:span> is generally not correct for a container.</text:p>
      <text:p text:style-name="C1">__iadd__(self, other)</text:p>
      <text:p text:style-name="Body">The <text:span text:style-name="CD1">__iadd__()</text:span> method is called to implement the sequence concatenation operator when the container is the target of an augmented assignment statement (<text:span text:style-name="CD1">self += other)</text:span>. Mutable sequences should use this method to extend the sequence with the contents of an arbitrary iterable.</text:p>
      <text:h text:style-name="HD" text:outline-level="3">9.7.9 Sequence Repetit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mul__(self, repeats)</text:p>
      <text:p text:style-name="Body">The <text:span text:style-name="CD1">__mul__()</text:span> method is called to implement the sequence repetition operator when the container is the left operand (<text:span text:style-name="CD1">self * repeats</text:span>). Sequences should use this method to repeat a sequence the specified number of times. The <text:span text:style-name="CD1">repeats</text:span> argument should be an object with an <text:span text:style-name="CD1">__index__()</text:span> method that returns the number of times the sequence should be repeated. If the object does not have the correct method, this function should raise <text:span text:style-name="CD1">TypeError</text:span> or <text:span text:style-name="CD1">AttributeError</text:span>.</text:p>
      <text:p text:style-name="C1">__rmul__(self, repeats)</text:p>
      <text:p text:style-name="Body">The <text:span text:style-name="CD1">__rmul__()</text:span> method is called to implement the sequence repetition operator when the container is the right operand (<text:span text:style-name="CD1">other * repeats</text:span>). Otherwise, this method is identical to the <text:span text:style-name="CD1">__mul__()</text:span> method.</text:p>
      <text:p text:style-name="Body">As sequence concatenation is commutative, it is acceptable to simply define <text:span text:style-name="CD1">__rmul__()</text:span> as an alias for <text:span text:style-name="CD1">__mul__()</text:span>.</text:p>
      <text:p text:style-name="C1">__imul__(self, repeats)</text:p>
      <text:p text:style-name="Body">The <text:span text:style-name="CD1">__imul__()</text:span> method is called to implement the sequence repetition operator when the container is the target of an augmented assignment statement (<text:span text:style-name="CD1">self *= other)</text:span>. Mutable sequences should use this method to repeat the sequence the number of times specified by the <text:span text:style-name="CD1">repeats</text:span> argument.</text:p>
      <text:h text:style-name="HD" text:outline-level="3">9.7.10 Set Un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or__(self, other)</text:p>
      <text:p text:style-name="Body">The <text:span text:style-name="CD1">__or__()</text:span> method is called to implement the set union operator when the container is the left operand (<text:span text:style-name="CD1">self | other</text:span>). Unordered containers can use this method to create a result set containing all results that are members of either of the original sets. Similar to sequence concatenation, it is not recommended that this method be used to support mixed type operations.</text:p>
      <text:p text:style-name="C1">__ror__(self, other)</text:p>
      <text:p text:style-name="Body">The <text:span text:style-name="CD1">__ror__()</text:span> method is called to implement the set union operator when the container is the right operand (<text:span text:style-name="CD1">other | </text:span><text:span text:style-name="CD1"><text:span text:style-name="CD1">self</text:span></text:span>). Otherwise, this method is identical to the <text:span text:style-name="CD1">__or__()</text:span> method.</text:p>
      <text:p text:style-name="Body">As set union is commutative, it is acceptable to simply define <text:span text:style-name="CD1">__ror__()</text:span> as an alias for <text:span text:style-name="CD1">__or__()</text:span>.</text:p>
      <text:p text:style-name="C1">__ior__(self, other)</text:p>
      <text:p text:style-name="Body">The <text:span text:style-name="CD1">__ior__()</text:span> method is called to implement the set union operator when the container is the target of an augmented assignment statement (<text:span text:style-name="CD1">self |= other)</text:span>. Mutable unordered containers should use this method to efficiently add the contents of the other set to the current set. Unlike sequence concatenation, this operation is typically restricted to accepting containers of the same type, rather than permitting arbitrary iterables.</text:p>
      <text:h text:style-name="HD" text:outline-level="3">9.7.11 Set Intersection ('&amp;')</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and__(self, other)</text:p>
      <text:p text:style-name="Body">The <text:span text:style-name="CD1">__and__()</text:span> method is called to implement the set intersection operator when the container is the left operand <text:s/>(<text:span text:style-name="CD1">self &amp; other</text:span>). Unordered containers can use this method to create a result set containing all results that are members of both of the original sets. Similar to sequence concatenation, it is not recommended that this method be used to support mixed type operations.</text:p>
      <text:p text:style-name="C1">__rand__(self, other)</text:p>
      <text:p text:style-name="Body">The <text:span text:style-name="CD1">__rand__()</text:span> method is called to implement the set intersection operator when the container is the right operand (<text:span text:style-name="CD1">other &amp; </text:span><text:span text:style-name="CD1"><text:span text:style-name="CD1">self</text:span></text:span>). Otherwise, this method is identical to the <text:span text:style-name="CD1">__and__()</text:span> method.</text:p>
      <text:p text:style-name="Body">As set intersection is commutative, it is acceptable to simply define <text:span text:style-name="CD1">__rand__()</text:span> as an alias for <text:span text:style-name="CD1">__and__()</text:span>.</text:p>
      <text:p text:style-name="C1">__iand__(self, other)</text:p>
      <text:p text:style-name="Body">The <text:span text:style-name="CD1">__iand__()</text:span> method is called to implement the set intersection operator when the container is the target of an augmented assignment statement (<text:span text:style-name="CD1">self &amp;= other)</text:span>. Mutable unordered containers should use this method to efficiently add the contents of the other set to the current set, and remove the elements of the current set that are not in the other set. Unlike sequence concatenation, this operation is typically restricted to accepting containers of the same type, rather than permitting arbitrary iterables.</text:p>
      <text:h text:style-name="HD" text:outline-level="3">9.7.12 Set Difference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sub__(self, other)</text:p>
      <text:p text:style-name="Body">The <text:span text:style-name="CD1">__sub__()</text:span> method is called to implement the set difference operator when the container is the left operand (<text:span text:style-name="CD1">self - other</text:span>). Unordered containers can use this method to create a result set containing all results that are members of this set, but not of the other set. Similar to sequence concatenation, it is not recommended that this method be used to support mixed type operations.</text:p>
      <text:p text:style-name="C1">__rsub__(self, other)</text:p>
      <text:p text:style-name="Body">The <text:span text:style-name="CD1">__rsub__()</text:span> method is called to implement the set difference operator when the container is the right operand (<text:span text:style-name="CD1">other - </text:span><text:span text:style-name="CD1"><text:span text:style-name="CD1">self</text:span></text:span>). Unordered containers can use this method to create a result set containing all results that are members of the other set, but not of this set.</text:p>
      <text:p text:style-name="Body">As set difference is not commutative, simply defining <text:span text:style-name="CD1">__rsub__()</text:span> as an alias for <text:span text:style-name="CD1">__sub__()</text:span> is generally not correct.</text:p>
      <text:p text:style-name="C1">__isub__(self, other)</text:p>
      <text:p text:style-name="Body">The <text:span text:style-name="CD1">__isub__()</text:span> method is called to implement the set difference operator when the container is the target of an augmented assignment statement (<text:span text:style-name="CD1">self -= other)</text:span>. Mutable unordered containers should use this method to remove the elements of the current set that are not in the specified set. Unlike sequence concatenation, this operation is typically restricted to accepting containers of the same type, rather than permitting arbitrary iterables.</text:p>
      <text:h text:style-name="HD" text:outline-level="3">9.7.13 Set Symmetric Difference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xor__(self, other)</text:p>
      <text:p text:style-name="Body">The <text:span text:style-name="CD1">__xor__()</text:span> method is called to implement the set symmetric difference operator when the container is the left operand (<text:span text:style-name="CD1">self ^ other</text:span>). Unordered containers can use this method to create a result set containing all results that are members of one or the other of the original sets, but not both. Similar to sequence concatenation, it is not recommended that this method be used to support mixed type operations.</text:p>
      <text:p text:style-name="C1">__rxor__(self, other)</text:p>
      <text:p text:style-name="Body">The <text:span text:style-name="CD1">__rxor__()</text:span> method is called to implement the set symmetric difference operator when the container is the right operand (<text:span text:style-name="CD1">other ^ </text:span><text:span text:style-name="CD1"><text:span text:style-name="CD1">self</text:span></text:span>). Otherwise, this method is identical to the <text:span text:style-name="CD1">__xor__()</text:span> method.</text:p>
      <text:p text:style-name="Body">As determination of the set symmetric difference is commutative, it is acceptable to simply define <text:span text:style-name="CD1">__rxor__()</text:span> as an alias for <text:span text:style-name="CD1">__xor__()</text:span>.</text:p>
      <text:p text:style-name="C1">__ixor__(self, other)</text:p>
      <text:p text:style-name="Body">The <text:span text:style-name="CD1">__ixor__()</text:span> method is called to implement the set intersection operator when the container is the target of an augmented assignment statement (<text:span text:style-name="CD1">self ^= other)</text:span>. Mutable unordered containers should use this method to efficiently add the contents of the other set to the current set, and remove the elements of the current set that are not in the other set. Unlike sequence concatenation, this operation is typically restricted to accepting containers of the same type, rather than permitting arbitrary iterables.</text:p>
      <text:h text:style-name="HC" text:outline-level="2">9.8 Numeric Operations</text:h>
      <text:h text:style-name="HD" text:outline-level="3">9.8.1 Conversion to Builtin Numeric Types</text:h>
      <text:p text:style-name="C1">__complex__(self)</text:p>
      <text:p text:style-name="Body">The <text:span text:style-name="CD1">__complex__()</text:span> method is called by the constructor of the builtin type <text:span text:style-name="CD1">complex()</text:span> in order to create a complex number from the object supplied to the constructor. The return value should be an instance of the builtin type <text:span text:style-name="CD1">complex</text:span>. A <text:span text:style-name="CD1">TypeError</text:span> will be raised if the return value is not of the correct type.</text:p>
      <text:p text:style-name="C1">__int__(self)</text:p>
      <text:p text:style-name="Body">The <text:span text:style-name="CD1">__int__()</text:span> method is called by the constructor of the builtin type <text:span text:style-name="CD1">int()</text:span> in order to create an integer from the object supplied to the constructor. The return value should be an instance of one of the builtin types <text:span text:style-name="CD1">int</text:span> or long. A <text:span text:style-name="CD1">TypeError</text:span> will be raised if the return value is not of the correct type.</text:p>
      <text:p text:style-name="C1">__long__(self)</text:p>
      <text:p text:style-name="Body">The <text:span text:style-name="CD1">__long__()</text:span> method is called by the constructor of the builtin type <text:span text:style-name="CD1">long()</text:span> in order to create an integer from the object supplied to the constructor. The return value should be an instance of one of the builtin types <text:span text:style-name="CD1">int</text:span> or long. A <text:span text:style-name="CD1">TypeError</text:span> will be raised if the return value is not of the correct type.</text:p>
      <text:p text:style-name="C1">__float__(self)</text:p>
      <text:p text:style-name="Body">The <text:span text:style-name="CD1">__float__()</text:span> method is called by the constructor of the builtin type floa<text:span text:style-name="CD1">t()</text:span> in order to create a floating point value from the object supplied to the constructor. The return value should be an instance of the builtin type float. A <text:span text:style-name="CD1">TypeError</text:span> will be raised if the return value is not of the correct type. If the current value of the object is too large to be converted to a <text:span text:style-name="CD1">float</text:span>, <text:span text:style-name="CD1">OverflowError</text:span> should be raised.</text:p>
      <text:h text:style-name="HD" text:outline-level="3">9.8.2 Lossless Conversion to Integer</text:h>
      <text:p text:style-name="C1">__index__(self)</text:p>
      <text:p text:style-name="Body">The <text:span text:style-name="CD1">__index__()</text:span> method is called by the <text:span text:style-name="CD1">operator.index()</text:span> function, as well as being called by the interpreter whenever it needs a genuine integer object (such as in sequence indexing or repetition). The return value must be an instance of one of the builtin integer types, <text:span text:style-name="CD1">int</text:span> or <text:span text:style-name="CD1">long.</text:span></text:p>
      <text:h text:style-name="HD" text:outline-level="3">9.8.3 Hexadecimal &amp; Octal Representations</text:h>
      <text:p text:style-name="C1">__oct__(self)</text:p>
      <text:p text:style-name="Body">The <text:span text:style-name="CD1">__oct__()</text:span> method is called by the <text:span text:style-name="CD1">oct()</text:span> built-in function to compute an octal representation of a number. The return value must be a string (<text:span text:style-name="CD1">str</text:span> or <text:span text:style-name="CD1">unicode</text:span>) object.</text:p>
      <text:p text:style-name="C1">__hex__(self)</text:p>
      <text:p text:style-name="Body">The <text:span text:style-name="CD1">__hex__()</text:span> method is called by the <text:span text:style-name="CD1">hex()</text:span> built-in function to compute a hexadecimal representation of a number. The return value must be a string (<text:span text:style-name="CD1">str</text:span> or <text:span text:style-name="CD1">unicode</text:span>) object.</text:p>
      <text:h text:style-name="HD" text:outline-level="3">9.8.5 Arithmetic Positive ('+')</text:h>
      <text:p text:style-name="C1">__pos__(self)</text:p>
      <text:p text:style-name="Body">The <text:span text:style-name="CD1">__pos__()</text:span> method is called to implement the unary positive operation (<text:span text:style-name="CD1">+self</text:span>). While this is a null operation for most numbers, it may be significant for numeric types such as <text:span text:style-name="CD1">decimal.Decimal()</text:span> which define an operational context that affects the result of all operations. The return value can be an arbitrary object, but should typically have the same value as the current number (subject to any rounding effects from the arithmetic context).</text:p>
      <text:h text:style-name="HD" text:outline-level="3">9.8.6 Arithmetic Negation ('-')</text:h>
      <text:p text:style-name="C1">__neg__(self)</text:p>
      <text:p text:style-name="Body">The <text:span text:style-name="CD1">__neg__()</text:span> method is called to implement the unary negation operation (<text:span text:style-name="CD1">-self</text:span>). The return value should be the arithmetic negative of the current number.</text:p>
      <text:h text:style-name="HD" text:outline-level="3">9.8.7 Absolute Value</text:h>
      <text:p text:style-name="C1">__abs__(self)</text:p>
      <text:p text:style-name="Body">The <text:span text:style-name="CD1">__abs__()</text:span> method is called by the <text:span text:style-name="CD1">abs()</text:span> built-in function. The return value should be the absolute value of the current number.</text:p>
      <text:h text:style-name="HD" text:outline-level="3">9.8.8 Bitwise Inversion ('~')</text:h>
      <text:p text:style-name="C1">__invert__(self)</text:p>
      <text:p text:style-name="Body">The <text:span text:style-name="CD1">__neg__()</text:span> method is called to implement the bitwise inversion operation (<text:span text:style-name="CD1">~self</text:span>). The return value should be equivalent to <text:span text:style-name="CD1">-self - 1</text:span>.</text:p>
      <text:h text:style-name="HD" text:outline-level="3">9.7.9 Arithmetic Addit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add__(self, other)</text:p>
      <text:p text:style-name="Body">The <text:span text:style-name="CD1">__add__()</text:span> method is called to implement the addition operator when the number is the left operand (<text:span text:style-name="CD1">self + other</text:span>). Numbers should use this method to perform normal arithmetic addition, with the result typically being of the same type as the current object.</text:p>
      <text:p text:style-name="C1">__radd__(self, other)</text:p>
      <text:p text:style-name="Body">The <text:span text:style-name="CD1">__radd__()</text:span> method is called to implement the addition operator when the number is the right operand (<text:span text:style-name="CD1">other + </text:span><text:span text:style-name="CD1"><text:span text:style-name="CD1">self</text:span></text:span>). Otherwise, this method is identical to the <text:span text:style-name="CD1">__add__()</text:span> method.</text:p>
      <text:p text:style-name="Body">As arithmetic addition is commutative, it is acceptable for a number to simply define <text:span text:style-name="CD1">__radd__()</text:span> as an alias for <text:span text:style-name="CD1">__add__().</text:span></text:p>
      <text:p text:style-name="C1">__iadd__(self, other)</text:p>
      <text:p text:style-name="Body">The <text:span text:style-name="CD1">__iadd__()</text:span> method is called to implement the addition operator when the number is the target of an augmented assignment statement (<text:span text:style-name="CD1">self += other)</text:span>. Most numbers are immutable and hence do not really gain any benefit from defining this method.</text:p>
      <text:h text:style-name="HD" text:outline-level="3">9.7.10 Arithmetic Subtract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sub__(self, other)</text:p>
      <text:p text:style-name="Body">The <text:span text:style-name="CD1">__sub__()</text:span> method is called to implement the subtraction operator when the number is the left operand (<text:span text:style-name="CD1">self - other</text:span>). Numbers should use this method to perform normal arithmetic subtraction, with the result typically being of the same type as the current object.</text:p>
      <text:p text:style-name="C1">__rsub__(self, other)</text:p>
      <text:p text:style-name="Body">The <text:span text:style-name="CD1">__rsub__()</text:span> method is called to implement the subtraction operator when the number is the right operand (<text:span text:style-name="CD1">other - </text:span><text:span text:style-name="CD1"><text:span text:style-name="CD1">self</text:span></text:span>). The return value should be the result of subtracting this number from the other number, , with the result typically being of the same type as the current object.</text:p>
      <text:p text:style-name="Body">As subtraction is not commutative, simply defining <text:span text:style-name="CD1">__rsub__()</text:span> as an alias for <text:span text:style-name="CD1">__sub__() </text:span>is generally not correct.</text:p>
      <text:p text:style-name="C1">__isub__(self, other)</text:p>
      <text:p text:style-name="Body">The <text:span text:style-name="CD1">__isub__()</text:span> method is called to implement the subtraction operator when the number is the target of an augmented assignment statement (<text:span text:style-name="CD1">self -= other)</text:span>. Most numbers are immutable and hence do not really gain any benefit from defining this method.</text:p>
      <text:h text:style-name="HD" text:outline-level="3">9.7.11 Arithmetic Multiplicat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mul__(self, other)</text:p>
      <text:p text:style-name="Body">The <text:span text:style-name="CD1">__mul__()</text:span> method is called to implement the multiplication operator when the number is the left operand (<text:span text:style-name="CD1">self * other</text:span>). Numbers should use this method to perform normal arithmetic multiplication, with the result typically being of the same type as the current object.</text:p>
      <text:p text:style-name="C1">__rmul__(self, other)</text:p>
      <text:p text:style-name="Body">The <text:span text:style-name="CD1">__rmul__()</text:span> method is called to implement the multiplication operator when the number is the right operand (<text:span text:style-name="CD1">other * </text:span><text:span text:style-name="CD1"><text:span text:style-name="CD1">self</text:span></text:span>). Otherwise, this method is identical to the <text:span text:style-name="CD1">__mul__()</text:span> method.</text:p>
      <text:p text:style-name="Body">As arithmetic multiplication is commutative, it is acceptable for a number to simply define <text:span text:style-name="CD1">__rmul__()</text:span> as an alias for <text:span text:style-name="CD1">__mul__().</text:span></text:p>
      <text:p text:style-name="C1">__imul__(self, other)</text:p>
      <text:p text:style-name="Body">The <text:span text:style-name="CD1">__imul__()</text:span> method is called to implement the multiplication operator when the number is the target of an augmented assignment statement (<text:span text:style-name="CD1">self *= other)</text:span>. Most numbers are immutable and hence do not really gain any benefit from defining this method.</text:p>
      <text:h text:style-name="HD" text:outline-level="3">9.7.12 Arithmetic True Divis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Body">Classes implementing these methods should also provide aliases for either these methods or the floor division methods to support the legacy C-style division protocol.</text:p>
      <text:p text:style-name="C1">__truediv__(self, other)</text:p>
      <text:p text:style-name="Body">The <text:span text:style-name="CD1">__truediv__()</text:span> method is called to implement the true division operator when the number is the numerator (<text:span text:style-name="CD1">self / other</text:span>). Numbers should use this method to perform true arithmetic division, normally returning a floating point value.</text:p>
      <text:p text:style-name="C1">__rtruediv __(self, other)</text:p>
      <text:p text:style-name="Body">The <text:span text:style-name="CD1">__rtruediv__()</text:span> method is called to implement the true division operator when the number is the denominator (<text:span text:style-name="CD1">other / </text:span><text:span text:style-name="CD1"><text:span text:style-name="CD1">self</text:span></text:span>). The return value should be the result of dividing the other number by this number, with the result typically being a floating point value.</text:p>
      <text:p text:style-name="Body">As division is not commutative, simply defining <text:span text:style-name="CD1">__rtruediv__()</text:span> as an alias for <text:span text:style-name="CD1">__truediv__() </text:span>is generally not correct.</text:p>
      <text:p text:style-name="C1">__itruediv__(self, other)</text:p>
      <text:p text:style-name="Body">The <text:span text:style-name="CD1">__itruediv__()</text:span> method is called to implement the true division operator when the number is the target of an augmented assignment statement (<text:span text:style-name="CD1">self /= other)</text:span>. Most numbers are immutable and hence do not really gain any benefit from defining this method.</text:p>
      <text:h text:style-name="HD" text:outline-level="3">9.7.13 Arithmetic Floor Divis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Body">Classes implementing these methods should also provide aliases for either these methods or the true division methods to support the legacy C-style division protocol.</text:p>
      <text:p text:style-name="C1">__floordiv__(self, other)</text:p>
      <text:p text:style-name="Body">The <text:span text:style-name="CD1">__floordiv__()</text:span> method is called to implement the floor division operator when the number is the numerator (<text:span text:style-name="CD1">self // other</text:span>). Numbers should use this method to perform arithmetic division, with the result rounded to the nearest integer towards negative infinity.</text:p>
      <text:p text:style-name="C1">__rfloordiv__(self, other)</text:p>
      <text:p text:style-name="Body">The <text:span text:style-name="CD1">__rfloordiv__()</text:span> method is called to implement the floor division operator when the number is the denominator (<text:span text:style-name="CD1">other // </text:span><text:span text:style-name="CD1"><text:span text:style-name="CD1">self</text:span></text:span>). The return value should be the result of dividing the other number by this number, with the result rounded to the nearest integer towards negative infinity.</text:p>
      <text:p text:style-name="Body">As division is not commutative, simply defining <text:span text:style-name="CD1">__rfloordiv__()</text:span> as an alias for <text:span text:style-name="CD1">__floordiv__() </text:span>is generally not correct.</text:p>
      <text:p text:style-name="C1">__ifloordiv__(self, other)</text:p>
      <text:p text:style-name="Body">The <text:span text:style-name="CD1">__ifloordiv__()</text:span> method is called to implement the floor division operator when the number is the target of an augmented assignment statement (<text:span text:style-name="CD1">self //= other)</text:span>. Most numbers are immutable and hence do not really gain any benefit from defining this method.</text:p>
      <text:h text:style-name="HD" text:outline-level="3">9.7.14 Arithmetic Remainder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mod__(self, other)</text:p>
      <text:p text:style-name="Body">The <text:span text:style-name="CD1">__mod__()</text:span> method is called to implement the modulus operator when the number is the numerator (<text:span text:style-name="CD1">self % other</text:span>). Numbers should use this method to calculate the arithmetic remainder such that <text:span text:style-name="CD1">self == ((self // other) * other) + (self % other)</text:span>. Note that this definition makes it possible for the calculated arithmetic remainder to differ in sign from that determined by comparing the signs of the numerator and denominator.</text:p>
      <text:p text:style-name="C1">__rmod__(self, other)</text:p>
      <text:p text:style-name="Body">The <text:span text:style-name="CD1">__rmod__()</text:span> method is called to implement the modulus operator when the number is the denominator (<text:span text:style-name="CD1">other % </text:span><text:span text:style-name="CD1"><text:span text:style-name="CD1">self</text:span></text:span>). The return value should be the arithmetic remainder after dividing the other number by this number.</text:p>
      <text:p text:style-name="Body">As division is not commutative, simply defining <text:span text:style-name="CD1">__rmod__()</text:span> as an alias for <text:span text:style-name="CD1">__mod__() </text:span>is generally not correct.</text:p>
      <text:p text:style-name="C1">__imod__(self, other)</text:p>
      <text:p text:style-name="Body">The <text:span text:style-name="CD1">__imod__()</text:span> method is called to implement the modulus operator when the number is the target of an augmented assignment statement (<text:span text:style-name="CD1">self %= other)</text:span>. Most numbers are immutable and hence do not really gain any benefit from defining this method.</text:p>
      <text:h text:style-name="HD" text:outline-level="3">9.7.14 Combined Arithmetic Floor Division and Remainder</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divmod__(self, other)</text:p>
      <text:p text:style-name="Body">The <text:span text:style-name="CD1">__divmod__()</text:span> method is called by the builtin function <text:span text:style-name="CD1">divmod()</text:span> when the number is the numerator (<text:span text:style-name="CD1">divmod(self, other)</text:span>). The result of this method should be a <text:span text:style-name="CD1">(self // other, self % other)</text:span>.</text:p>
      <text:p text:style-name="C1">__rdivmod__(self, other)</text:p>
      <text:p text:style-name="Body">The <text:span text:style-name="CD1">__rdivmod__()</text:span> method is called by the builtin function <text:span text:style-name="CD1">divmod()</text:span> when the number is the denominator (<text:span text:style-name="CD1">divmod(other, </text:span><text:span text:style-name="CD1"><text:span text:style-name="CD1">self</text:span></text:span><text:span text:style-name="CD1">)</text:span>). The result of this method should be a <text:span text:style-name="CD1">(other // </text:span><text:span text:style-name="CD1"><text:span text:style-name="CD1">self</text:span></text:span><text:span text:style-name="CD1">, other % self)</text:span>.</text:p>
      <text:p text:style-name="Body">As division is not commutative, simply defining <text:span text:style-name="CD1">__rdivmod__()</text:span> as an alias for <text:span text:style-name="CD1">__divmod__() </text:span>is generally not correct.</text:p>
      <text:h text:style-name="HD" text:outline-level="3">9.7.15 Exponentiation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pow__(self, other, modulo=None)</text:p>
      <text:p text:style-name="Body">The <text:span text:style-name="CD1">__pow__()</text:span> method is called to implement the exponentiation operator or the builtin function <text:span text:style-name="CD1">pow()</text:span> when the number is the base (<text:span text:style-name="CD1">self ** other</text:span>). Numbers should use this method to perform normal exponentiation, with the result typically being of the same type as the current object. The three argument form is intended for integer modular arithmetic, as it permits efficient calculation modulo a certain value when interim results might otherwise be excessively large.</text:p>
      <text:p text:style-name="C1">__rpow__(self, other)</text:p>
      <text:p text:style-name="Body">The <text:span text:style-name="CD1">__rpow__()</text:span> method is called to implement the exponentiation operator when the number is the exponent (<text:span text:style-name="CD1">other ** </text:span><text:span text:style-name="CD1"><text:span text:style-name="CD1">self</text:span></text:span>). The return value should be the result of raising the specified base to this power. When the number performing the calculation is the base, there is not efficient modular arithmetic form.</text:p>
      <text:p text:style-name="Body">As exponentiation is not commutative, simply defining <text:span text:style-name="CD1">__rpow__()</text:span> as an alias for <text:span text:style-name="CD1">__pow__() </text:span>is generally not correct.</text:p>
      <text:p text:style-name="C1">__ipow__(self, other, modulo=None)</text:p>
      <text:p text:style-name="Body">The <text:span text:style-name="CD1">__ipow__()</text:span> method is called to implement the exponentiation operator when the number is the target of an augmented assignment statement (<text:span text:style-name="CD1">self **= other)</text:span>. Most numbers are immutable and hence do not really gain any benefit from defining this method.</text:p>
      <text:h text:style-name="HD" text:outline-level="3">9.7.16 Bitwise Left Shift ('&lt;&lt;')</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lshift__(self, other)</text:p>
      <text:p text:style-name="Body">The <text:span text:style-name="CD1">__lshift__()</text:span> method is called to implement the bitwise left shift operator when the number is the value to be shifted (<text:span text:style-name="CD1">self &lt;&lt; other</text:span>). Numbers that can be sensibly interpreted as a bit field should use this method to calculate a multiplication by a power of 2 (<text:span text:style-name="CD1">self &lt;&lt; other == self * (2 ** other)</text:span>).</text:p>
      <text:p text:style-name="Body">Python's builtin integer types report a <text:span text:style-name="CD1">ValueError</text:span> if the requested shift value is negative. Other types may choose to interpret a negative left shift as a right shift.</text:p>
      <text:p text:style-name="C1">__rlshift__(self, other)</text:p>
      <text:p text:style-name="Body">The <text:span text:style-name="CD1">__rlshift__()</text:span> method is called to implement the bitwise left shift operator when the number is the shift value (<text:span text:style-name="CD1">other &lt;&lt; </text:span><text:span text:style-name="CD1"><text:span text:style-name="CD1">self</text:span></text:span>). Numbers that can be sensibly interpreted as a bit field should use this method to calculate a multiplication by a power of 2 (<text:span text:style-name="CD1">other &lt;&lt; self == other * (2 ** self)</text:span>).</text:p>
      <text:p text:style-name="Body">As the bitwise left shift operation is not commutative, simply defining <text:span text:style-name="CD1">__rlshift__()</text:span> as an alias for <text:span text:style-name="CD1">__lshift__() </text:span>is generally not correct.</text:p>
      <text:p text:style-name="C1">__ilshift__(self, other)</text:p>
      <text:p text:style-name="Body">The <text:span text:style-name="CD1">__ilshift__()</text:span> method is called to implement the bitwise left shift operator when the number is the target of an augmented assignment statement (<text:span text:style-name="CD1">self &lt;&lt;= other)</text:span>. Most numbers are immutable and hence do not really gain any benefit from defining this method.</text:p>
      <text:h text:style-name="HD" text:outline-level="3">9.7.17 Bitwise Right Shift ('&gt;&gt;')</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rshift__(self, other)</text:p>
      <text:p text:style-name="Body">The <text:span text:style-name="CD1">__rshift__()</text:span> method is called to implement the bitwise left shift operator when the number is the value to be shifted (<text:span text:style-name="CD1">self &gt;&gt; other</text:span>). Numbers that can be sensibly interpreted as a bit field should use this method to calculate a floor division by a power of 2 (<text:span text:style-name="CD1">self </text:span><text:span text:style-name="CD1"><text:span text:style-name="CD1">&gt;&gt;</text:span></text:span><text:span text:style-name="CD1"> other == self // (2 ** other)</text:span>).</text:p>
      <text:p text:style-name="Body">Python's builtin integer types report a <text:span text:style-name="CD1">ValueError</text:span> if the requested shift value is negative. Other types may choose to interpret a negative right shift as a left shift.</text:p>
      <text:p text:style-name="C1">__rrshift__(self, other)</text:p>
      <text:p text:style-name="Body">The <text:span text:style-name="CD1">__rrshift__()</text:span> method is called to implement the bitwise left shift operator when the number is the shift value (<text:span text:style-name="CD1">other </text:span><text:span text:style-name="CD1"><text:span text:style-name="CD1">&gt;&gt;</text:span></text:span><text:span text:style-name="CD1"> </text:span><text:span text:style-name="CD1"><text:span text:style-name="CD1">self</text:span></text:span>). Numbers that can be sensibly interpreted as a bit field should use this method to calculate a multiplication by a power of 2 (<text:span text:style-name="CD1">other </text:span><text:span text:style-name="CD1"><text:span text:style-name="CD1">&gt;&gt;</text:span></text:span><text:span text:style-name="CD1"> self == other // (2 ** self)</text:span>).</text:p>
      <text:p text:style-name="Body">As the bitwise left shift operation is not commutative, simply defining <text:span text:style-name="CD1">__rrshift__()</text:span> as an alias for <text:span text:style-name="CD1">__rshift__() </text:span>is generally not correct.</text:p>
      <text:p text:style-name="C1">__irshift__(self, other)</text:p>
      <text:p text:style-name="Body">The <text:span text:style-name="CD1">__irshift__()</text:span> method is called to implement the bitwise left shift operator when the number is the target of an augmented assignment statement (<text:span text:style-name="CD1">self </text:span><text:span text:style-name="CD1"><text:span text:style-name="CD1">&gt;&gt;=</text:span></text:span><text:span text:style-name="CD1"> other)</text:span>. Most numbers are immutable and hence do not really gain any benefit from defining this method.</text:p>
      <text:h text:style-name="HD" text:outline-level="3">9.7.18 Bitwise AND ('&amp;')</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and__(self, other)</text:p>
      <text:p text:style-name="Body">The <text:span text:style-name="CD1">__and__()</text:span> method is called to implement the bitwise AND operator when the number is the left operand (<text:span text:style-name="CD1">self &amp; other</text:span>). Numbers that can be sensibly interpreted as a bit field should use this method to determine which bits are set in both this number and the other number, and return a result with only those bits set.</text:p>
      <text:p text:style-name="C1">__rand__(self, other)</text:p>
      <text:p text:style-name="Body">The <text:span text:style-name="CD1">__rand__()</text:span> method is called to implement the bitwise AND operator when the number is the right operand (<text:span text:style-name="CD1">other &amp; </text:span><text:span text:style-name="CD1"><text:span text:style-name="CD1">self</text:span></text:span>). Otherwise, this method is identical to the <text:span text:style-name="CD1">__and__()</text:span> method.</text:p>
      <text:p text:style-name="Body">As the bitwise AND operation is commutative, it is acceptable to simply define <text:span text:style-name="CD1">__rand__()</text:span> as an alias for <text:span text:style-name="CD1">__and__()</text:span>.</text:p>
      <text:p text:style-name="C1">__iand__(self, other)</text:p>
      <text:p text:style-name="Body">The <text:span text:style-name="CD1">__iand__()</text:span> method is called to implement the bitwise AND operator when the number is the target of an augmented assignment statement (<text:span text:style-name="CD1">self &amp;= other)</text:span>. Most numbers are immutable and hence do not really gain any benefit from defining this method.</text:p>
      <text:h text:style-name="HD" text:outline-level="3">9.7.19 Bitwise OR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or__(self, other)</text:p>
      <text:p text:style-name="Body">The <text:span text:style-name="CD1">__or__()</text:span> method is called to implement the bitwise OR operator when the number is the left operand (<text:span text:style-name="CD1">self | other</text:span>). Numbers that can be sensibly interpreted as a bit field should use this method to determine which bits are set in either this number or the other number, and return a result with only those bits set.</text:p>
      <text:p text:style-name="C1">__ror__(self, other)</text:p>
      <text:p text:style-name="Body">The <text:span text:style-name="CD1">__ror__()</text:span> method is called to implement the bitwise OR operator when the number is the right operand (<text:span text:style-name="CD1">other | </text:span><text:span text:style-name="CD1"><text:span text:style-name="CD1">self</text:span></text:span>). Otherwise, this method is identical to the <text:span text:style-name="CD1">__or__()</text:span> method.</text:p>
      <text:p text:style-name="Body">As the bitwise OR operation is commutative, it is acceptable to simply define <text:span text:style-name="CD1">__ror__()</text:span> as an alias for <text:span text:style-name="CD1">__or__()</text:span>.</text:p>
      <text:p text:style-name="C1">__ior__(self, other)</text:p>
      <text:p text:style-name="Body">The <text:span text:style-name="CD1">__ior__()</text:span> method is called to implement the bitwise OR operator when the number is the target of an augmented assignment statement (<text:span text:style-name="CD1">self |= other)</text:span>. Most numbers are immutable and hence do not really gain any benefit from defining this method.</text:p>
      <text:h text:style-name="HD" text:outline-level="3">9.7.20 Bitwise XOR ('^')</text:h>
      <text:p text:style-name="BodyNoIndent">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xor__(self, other)</text:p>
      <text:p text:style-name="Body">The <text:span text:style-name="CD1">__xor__()</text:span> method is called to implement the bitwise XOR operator when the number is the left operand (<text:span text:style-name="CD1">self ^ other</text:span>). Numbers that can be sensibly interpreted as a bit field should use this method to determine which bits are set in either this number or the other number, but not in both, and return a result with only those bits set.</text:p>
      <text:p text:style-name="C1">__rxor__(self, other)</text:p>
      <text:p text:style-name="Body">The <text:span text:style-name="CD1">__rxor__()</text:span> method is called to implement the bitwise XOR operator when the number is the right operand (<text:span text:style-name="CD1">other ^ </text:span><text:span text:style-name="CD1"><text:span text:style-name="CD1">self</text:span></text:span>). Otherwise, this method is identical to the <text:span text:style-name="CD1">__xor__()</text:span> method.</text:p>
      <text:p text:style-name="Body">As the bitwise OR operation is commutative, it is acceptable to simply define <text:span text:style-name="CD1">__rxor__()</text:span> as an alias for <text:span text:style-name="CD1">__xor__()</text:span>.</text:p>
      <text:p text:style-name="C1">__ixor__(self, other)</text:p>
      <text:p text:style-name="Body">The <text:span text:style-name="CD1">__ixor__()</text:span> method is called to implement the bitwise XOR operator when the number is the target of an augmented assignment statement (<text:span text:style-name="CD1">self ^= other)</text:span>. Most numbers are immutable and hence do not really gain any benefit from defining this method.</text:p>
      <text:h text:style-name="HC" text:outline-level="2">9.9 Legacy Protocols</text:h>
      <text:h text:style-name="HD" text:outline-level="3">9.9.1 Operand Coercion</text:h>
      <text:p text:style-name="C1">__coerce__(self, other)</text:p>
      <text:p text:style-name="Body">The <text:span text:style-name="CD1">__coerce_()</text:span> method is called to implement mixed type numeric arithmetic when using classic classes. The return value should be either return a 2-tuple containing self and other converted to a common numeric type, or <text:span text:style-name="CD1">None</text:span> if conversion is impossible. When the common type would be the type of other, it is sufficient to return <text:span text:style-name="CD1">None</text:span>, since the interpreter will also ask the other object to attempt a coercion (but sometimes, if the implementation of the other type cannot be changed, it is useful to do the conversion to the other type here). A return value of <text:span text:style-name="CD1">NotImplemented</text:span> is equivalent to returning <text:span text:style-name="CD1">None</text:span>.</text:p>
      <text:p text:style-name="Body">Generally, most Python code should no longer need to rely on coercion as it is used only by classic classes, and there are no longer any of those in the standard library. Any new code wishing to override operators should use the methods described above, and rely on the automatic coercion rules described in Chapter XREF(Statements and Expressions)</text:p>
      <text:h text:style-name="HD" text:outline-level="3">9.9.2 Basic Slicing</text:h>
      <text:p text:style-name="BodyNoIndent">These methods have been deprecated since the introduction of <text:span text:style-name="CD1">slice</text:span> objects in Python 2.0. They are included here as the builtin sequence types still define them for backwards compatibility reasons, requiring that they be overridden in subclasses wishing to fully modify the slicing behavior.</text:p>
      <text:p text:style-name="Body">Classes which do not inherit from another class that already provides these methods should simply refrain from implementing them.</text:p>
      <text:p text:style-name="C1">__getslice__(self, start, stop)</text:p>
      <text:p text:style-name="Body">If present, the <text:span text:style-name="CD1">__getslice__()</text:span> method is called to implement evaluation of <text:span text:style-name="CD1">self[start:stop]</text:span>. The returned object should be of the same type as self. If <text:span text:style-name="CD1">start</text:span> or <text:span text:style-name="CD1">stop</text:span> are omitted from the slice expression, then they are replaced by zero or <text:span text:style-name="CD1">sys.maxint</text:span>, respectively. If a negative index is used for either <text:span text:style-name="CD1">start</text:span> or <text:span text:style-name="CD1">stop</text:span> in the slice expression, the length of the sequence is added to that index before the value is passed to the function. If a negative index is used and the instance does not implement the <text:span text:style-name="CD1">__len__()</text:span> method, an <text:span text:style-name="CD1">AttributeError</text:span> is raised. No guarantee is made that indexes adjusted this way are not still negative. Indexes which are greater than the length of the sequence are not modified.</text:p>
      <text:p text:style-name="Body">The following override automatically delegates all requests to the implementation of __getitem__().</text:p>
      <text:p text:style-name="CDT1">def __getslice__(self, start, stop):</text:p>
      <text:p text:style-name="CDT"><text:s text:c="4"/>"""Override parent class method to always delegate to __getitem__()"""</text:p>
      <text:p text:style-name="CDTX"><text:s text:c="4"/>return self.__getitem__(slice(start, stop))</text:p>
      <text:p text:style-name="C1">__setslice__(self, start, stop, sequence)</text:p>
      <text:p text:style-name="Body">If present, the <text:span text:style-name="CD1">__setslice__()</text:span> method is called to implement evaluation of <text:span text:style-name="CD1">self[start:stop] = sequence</text:span>. The start and stop indices are automatically manipulated as for __getitem__().</text:p>
      <text:p text:style-name="Body">The following override automatically delegates all requests to the implementation of __setitem__().</text:p>
      <text:p text:style-name="CDT1">def __setslice__(self, start, stop, sequence):</text:p>
      <text:p text:style-name="CDT"><text:s text:c="4"/>"""Override parent class method to always delegate to __setitem__()"""</text:p>
      <text:p text:style-name="CDTX"><text:s text:c="4"/>return self.__setitem__(slice(start, stop), sequence)</text:p>
      <text:p text:style-name="C1">__delslice__(self, start, stop)</text:p>
      <text:p text:style-name="Body">If present, the <text:span text:style-name="CD1">__delslice__()</text:span> method is called to implement evaluation of <text:span text:style-name="CD1"><text:span text:style-name="CD2">del</text:span></text:span><text:span text:style-name="CD1"> self[start:stop]</text:span>. The start and stop indices are automatically manipulated as for __getitem__().</text:p>
      <text:p text:style-name="Body">The following override automatically delegates all requests to the implementation of __delitem__().</text:p>
      <text:p text:style-name="CDT1">def __delslice__(self, start, stop):</text:p>
      <text:p text:style-name="CDT"><text:s text:c="4"/>"""Override parent class method to always delegate to __delitem__()"""</text:p>
      <text:p text:style-name="CDTX"><text:s text:c="4"/>return self.__delitem__(slice(start, stop))</text:p>
      <text:h text:style-name="HD" text:outline-level="3">9.9.3 Arithmetic C-Style Division ('/')</text:h>
      <text:p text:style-name="BodyNoIndent">While not formally deprecated, these methods are not used when the compiler directive <text:span text:style-name="CD1"><text:span text:style-name="CD2">from</text:span></text:span><text:span text:style-name="CD1"> __future__ </text:span><text:span text:style-name="CD1"><text:span text:style-name="CD2">import</text:span></text:span><text:span text:style-name="CD1"> division</text:span> is in effect. When that behavior becomes the default in Python 3.0, these methods will no longer be needed at all.</text:p>
      <text:p text:style-name="Body">These methods are used to implement operators that may be handled by either operand, or by a fallback mechanism built into the interpreter. Accordingly, these methods should return <text:span text:style-name="CD1">NotImplemented</text:span> rather than raising an exception when the type of the other operand is not recognized.</text:p>
      <text:p text:style-name="C1">__div__(self, other)</text:p>
      <text:p text:style-name="Body">The <text:span text:style-name="CD1">__div__()</text:span> method is called to implement the C-style division operator when the number is the numerator (<text:span text:style-name="CD1">self / other</text:span>). Integers should make this method an alias for <text:span text:style-name="CD1">__floordiv__</text:span>, while floating point and rational numbers should make it an alias for <text:span text:style-name="CD1">__truediv__</text:span>.</text:p>
      <text:p text:style-name="C1">__rdiv __(self, other)</text:p>
      <text:p text:style-name="Body">The <text:span text:style-name="CD1">__rdiv__()</text:span> method is called to implement the C-style division operator when the number is the denominator (<text:span text:style-name="CD1">other / self</text:span>). Integers should make this method an alias for <text:span text:style-name="CD1">__rfloordiv__</text:span>, while floating point and rational numbers should make it an alias for <text:span text:style-name="CD1">__rtruediv__</text:span>.</text:p>
      <text:p text:style-name="C1">__idiv__(self, other)</text:p>
      <text:p text:style-name="Body">The <text:span text:style-name="CD1">__idiv__()</text:span> method is called to implement the C-style division operator when the number is the target of an augmented assignment statement (<text:span text:style-name="CD1">self /= other)</text:span>. Most numbers are immutable and hence do not really gain any benefit from defining this method. For those that do define it, integers should make this method an alias for <text:span text:style-name="CD1">__ifloordiv__</text:span>, while floating point and rational numbers should make it an alias for <text:span text:style-name="CD1">__itruediv__</text:span>.</text:p>
      <text:h text:style-name="HC" text:outline-level="2">9.10 Summary</text:h>
      <text:p text:style-name="BL1">[lb]<text:tab/></text:p>
      <text:p text:style-name="BL">[lb]<text:tab/></text:p>
      <text:p text:style-name="BL">[lb]<text:tab/></text:p>
      <text:p text:style-name="BX">[lb]<text:tab/></text:p>
      <text:p text:style-name="QQ">Summary still TODO.</text:p>
      <text:h text:style-name="P2" text:outline-level="2">9.11 Exercises</text:h>
      <text:p text:style-name="QQ">Exercises still TODO.</text:p>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cm" fo:margin-right="3.81cm" fo:text-indent="0cm" style:auto-text-indent="false"/>
      <style:text-properties style:font-name="Times New Roman"/>
    </style:style>
    <style:style style:name="Heading_20_2" style:display-name="Heading 2" style:family="paragraph" style:parent-style-name="Standard" style:next-style-name="Standard" style:class="text">
      <style:paragraph-properties fo:margin-left="0cm" fo:margin-right="0cm" fo:text-indent="0cm" style:auto-text-indent="false"/>
      <style:text-properties style:font-name="Times New Roman"/>
    </style:style>
    <style:style style:name="Heading_20_3" style:display-name="Heading 3" style:family="paragraph" style:parent-style-name="Standard" style:next-style-name="Standard" style:class="text">
      <style:paragraph-properties fo:margin-left="0cm" fo:margin-right="0cm" fo:text-indent="0cm" style:auto-text-indent="false"/>
      <style:text-properties style:font-name="Times New Roman"/>
    </style:style>
    <style:style style:name="Heading_20_4" style:display-name="Heading 4" style:family="paragraph" style:parent-style-name="Standard" style:next-style-name="Standard" style:class="text">
      <style:paragraph-properties fo:margin-left="0cm" fo:margin-right="0cm" fo:text-indent="0cm"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cm" fo:margin-right="0cm" fo:text-indent="0cm"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cm" fo:margin-right="0cm" fo:text-indent="0cm"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cm" fo:margin-right="0cm" fo:text-indent="0cm"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cm" fo:margin-right="0cm" fo:text-indent="0cm" style:auto-text-indent="false"/>
      <style:text-properties style:font-name="Times New Roman"/>
    </style:style>
    <style:style style:name="Heading_20_10" style:display-name="Heading 10" style:family="paragraph" style:parent-style-name="Heading" style:next-style-name="Text_20_body" style:class="text">
      <style:paragraph-properties fo:margin-left="6.985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cm" fo:margin-right="3.81cm" style:line-height-at-least="0.741cm" fo:text-indent="0cm" style:auto-text-indent="false" fo:keep-with-next="always">
        <style:tab-stops>
          <style:tab-stop style:position="4.113cm"/>
        </style:tab-stops>
      </style:paragraph-properties>
      <style:text-properties fo:color="#000000" fo:font-size="36pt" fo:font-style="italic" style:font-size-asian="36pt" style:font-style-asian="italic"/>
    </style:style>
    <style:style style:name="Code" style:family="paragraph" style:parent-style-name="Standard">
      <style:paragraph-properties fo:margin-top="0cm" fo:margin-bottom="0.3cm"/>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cm" fo:margin-right="0cm" fo:margin-top="0cm" fo:margin-bottom="0.106cm" style:line-height-at-least="0.388cm" fo:text-indent="0.635cm" style:auto-text-indent="false"/>
      <style:text-properties fo:color="#000000" style:font-name="Times New Roman" fo:font-size="11pt" style:font-size-asian="11pt"/>
    </style:style>
    <style:style style:name="HB" style:family="paragraph" style:parent-style-name="Standard" style:next-style-name="Body">
      <style:paragraph-properties fo:margin-left="0cm" fo:margin-right="1.27cm" fo:margin-top="0cm" fo:margin-bottom="1.235cm" style:line-height-at-least="0.67cm" fo:text-indent="0cm" style:auto-text-indent="false" fo:keep-with-next="always">
        <style:tab-stops>
          <style:tab-stop style:position="4.113cm"/>
        </style:tab-stops>
      </style:paragraph-properties>
      <style:text-properties fo:color="#000000" fo:font-size="28pt" fo:font-style="italic" style:font-size-asian="28pt" style:font-style-asian="italic"/>
    </style:style>
    <style:style style:name="AA" style:family="paragraph" style:parent-style-name="Standard">
      <style:paragraph-properties fo:margin-top="0cm" fo:margin-bottom="0.423cm"/>
      <style:text-properties fo:color="#000000" fo:font-size="11pt" style:font-size-asian="11pt"/>
    </style:style>
    <style:style style:name="AU" style:family="paragraph" style:parent-style-name="Standard">
      <style:paragraph-properties fo:margin-top="0cm" fo:margin-bottom="0.423cm"/>
      <style:text-properties fo:color="#000000" fo:font-size="13pt" fo:font-weight="bold" style:font-size-asian="13pt" style:font-weight-asian="bold"/>
    </style:style>
    <style:style style:name="BL" style:family="paragraph" style:parent-style-name="Standard">
      <style:paragraph-properties fo:margin-left="1.27cm" fo:margin-right="1.27cm" fo:margin-top="0cm" fo:margin-bottom="0.106cm" style:line-height-at-least="0.388cm" fo:orphans="0" fo:widows="0" fo:text-indent="-1.27cm" style:auto-text-indent="false">
        <style:tab-stops>
          <style:tab-stop style:position="0cm"/>
        </style:tab-stops>
      </style:paragraph-properties>
      <style:text-properties fo:color="#000000" style:font-name="Times New Roman" fo:font-size="11pt" style:font-size-asian="11pt"/>
    </style:style>
    <style:style style:name="BB" style:family="paragraph" style:parent-style-name="BL">
      <style:paragraph-properties fo:margin-left="1.27cm" fo:margin-right="1.27cm" fo:text-indent="0cm" style:auto-text-indent="false"/>
    </style:style>
    <style:style style:name="BH" style:family="paragraph" style:parent-style-name="Standard">
      <style:paragraph-properties fo:margin-top="0.212cm" fo:margin-bottom="0cm" style:line-height-at-least="0.529cm" fo:keep-with-next="always"/>
      <style:text-properties fo:color="#000000" fo:font-size="11pt" fo:font-weight="bold" style:font-size-asian="11pt" style:font-weight-asian="bold"/>
    </style:style>
    <style:style style:name="BI" style:family="paragraph" style:parent-style-name="Standard">
      <style:paragraph-properties fo:margin-top="0.106cm" fo:margin-bottom="0cm"/>
      <style:text-properties fo:color="#000000" style:font-name="Times New Roman" fo:font-size="11pt" style:font-size-asian="11pt"/>
    </style:style>
    <style:style style:name="BIO" style:family="paragraph" style:parent-style-name="Standard">
      <style:paragraph-properties fo:margin-top="0cm" fo:margin-bottom="0.212cm"/>
      <style:text-properties fo:color="#000000" fo:font-size="11pt" style:font-size-asian="11pt"/>
    </style:style>
    <style:style style:name="BL1" style:family="paragraph" style:parent-style-name="BL" style:next-style-name="BL">
      <style:paragraph-properties fo:margin-top="0.212cm" fo:margin-bottom="0.106cm"/>
    </style:style>
    <style:style style:name="BT" style:family="paragraph" style:parent-style-name="Standard">
      <style:paragraph-properties fo:margin-top="0cm" fo:margin-bottom="0.847cm"/>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cm" fo:margin-bottom="0.212cm"/>
    </style:style>
    <style:style style:name="Callout" style:family="paragraph" style:parent-style-name="Standard">
      <style:paragraph-properties fo:margin-top="0.141cm" fo:margin-bottom="0cm"/>
      <style:text-properties fo:color="#000000" fo:font-weight="bold" style:font-weight-asian="bold"/>
    </style:style>
    <style:style style:name="Cdate" style:family="paragraph" style:parent-style-name="Standard">
      <style:paragraph-properties fo:margin-top="0cm" fo:margin-bottom="0.106cm"/>
      <style:text-properties fo:color="#000000" style:font-name="Times New Roman"/>
    </style:style>
    <style:style style:name="CDT" style:family="paragraph" style:parent-style-name="Standard">
      <style:paragraph-properties style:line-height-at-least="0.353cm"/>
      <style:text-properties fo:color="#000000" style:font-name="Courier New"/>
    </style:style>
    <style:style style:name="CDT1" style:family="paragraph" style:parent-style-name="CDT" style:next-style-name="CDT">
      <style:paragraph-properties fo:margin-top="0.423cm" fo:margin-bottom="0cm" fo:padding-left="0cm" fo:padding-right="0cm" fo:padding-top="0.035cm" fo:padding-bottom="0cm" fo:border-left="none" fo:border-right="none" fo:border-top="0.018cm solid #000000" fo:border-bottom="none"/>
    </style:style>
    <style:style style:name="CDTX" style:family="paragraph" style:parent-style-name="CDT" style:next-style-name="Body">
      <style:paragraph-properties fo:margin-top="0cm" fo:margin-bottom="0.423cm" fo:padding-left="0cm" fo:padding-right="0cm" fo:padding-top="0cm" fo:padding-bottom="0.035cm" fo:border-left="none" fo:border-right="none" fo:border-top="none" fo:border-bottom="0.018cm solid #000000"/>
    </style:style>
    <style:style style:name="CL" style:family="paragraph" style:parent-style-name="Standard">
      <style:paragraph-properties fo:margin-left="1.27cm" fo:margin-right="1.27cm" fo:margin-top="0.141cm" fo:margin-bottom="0cm" style:line-height-at-least="0.459cm" fo:text-indent="-1.27cm" style:auto-text-indent="false">
        <style:tab-stops>
          <style:tab-stop style:position="0cm"/>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635cm" fo:margin-right="0.635cm" fo:margin-top="0.247cm" fo:margin-bottom="0.247cm" fo:text-indent="0cm"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635cm" fo:margin-right="0.635cm" fo:margin-top="0.247cm" fo:margin-bottom="0.247cm" fo:text-indent="0cm" style:auto-text-indent="false"/>
      <style:text-properties fo:color="#000000" style:font-name="Times New Roman"/>
    </style:style>
    <style:style style:name="CR" style:family="paragraph" style:parent-style-name="Standard">
      <style:paragraph-properties fo:margin-top="0cm" fo:margin-bottom="0.106cm" style:line-height-at-least="0.459cm"/>
      <style:text-properties fo:color="#000000" style:font-name="Times New Roman"/>
    </style:style>
    <style:style style:name="DED" style:family="paragraph" style:parent-style-name="Standard">
      <style:paragraph-properties style:line-height-at-least="0.741cm"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cm" fo:margin-right="1.676cm" fo:margin-top="0.282cm" fo:margin-bottom="0.282cm" fo:text-indent="0cm"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cm" fo:margin-right="2.54cm" fo:margin-top="0.212cm" fo:margin-bottom="0cm" fo:text-indent="0cm" style:auto-text-indent="false"/>
      <style:text-properties fo:color="#000000" fo:font-size="11pt" style:font-size-asian="11pt"/>
    </style:style>
    <style:style style:name="EL" style:family="paragraph" style:parent-style-name="Standard">
      <style:paragraph-properties fo:margin-top="0.423cm" fo:margin-bottom="0cm">
        <style:tab-stops>
          <style:tab-stop style:position="0.303cm"/>
          <style:tab-stop style:position="0.938cm"/>
          <style:tab-stop style:position="1.573cm"/>
          <style:tab-stop style:position="2.208cm"/>
          <style:tab-stop style:position="2.843cm"/>
          <style:tab-stop style:position="3.478cm"/>
          <style:tab-stop style:position="4.113cm"/>
        </style:tab-stops>
      </style:paragraph-properties>
      <style:text-properties fo:color="#000000" style:font-name="Courier New"/>
    </style:style>
    <style:style style:name="ELX" style:family="paragraph" style:parent-style-name="Standard" style:next-style-name="Body">
      <style:paragraph-properties fo:margin-top="0cm" fo:margin-bottom="0.423cm">
        <style:tab-stops>
          <style:tab-stop style:position="0.303cm"/>
          <style:tab-stop style:position="0.938cm"/>
          <style:tab-stop style:position="1.573cm"/>
          <style:tab-stop style:position="2.208cm"/>
          <style:tab-stop style:position="2.843cm"/>
          <style:tab-stop style:position="3.478cm"/>
          <style:tab-stop style:position="4.113cm"/>
        </style:tab-stops>
      </style:paragraph-properties>
      <style:text-properties fo:color="#000000" style:font-name="Courier New"/>
    </style:style>
    <style:style style:name="EMH" style:family="paragraph" style:parent-style-name="Standard" style:next-style-name="EMT">
      <style:paragraph-properties fo:margin-left="0cm" fo:margin-right="1.676cm" fo:margin-top="1.199cm" fo:margin-bottom="0.282cm" fo:text-indent="0cm" style:auto-text-indent="false" fo:padding-left="0cm" fo:padding-right="0cm" fo:padding-top="0.035cm" fo:padding-bottom="0cm" fo:border-left="none" fo:border-right="none" fo:border-top="0.018cm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cm" fo:margin-right="2.54cm" fo:margin-top="0.212cm" fo:margin-bottom="0cm" fo:text-indent="0cm" style:auto-text-indent="false"/>
      <style:text-properties fo:color="#000000" fo:font-size="11pt" style:font-size-asian="11pt"/>
    </style:style>
    <style:style style:name="Equation" style:family="paragraph" style:parent-style-name="Standard">
      <style:paragraph-properties fo:margin-left="0.305cm" fo:margin-right="0.305cm" fo:margin-top="0.353cm" fo:margin-bottom="0.212cm" fo:text-align="center" style:justify-single-word="false" fo:text-indent="0cm" style:auto-text-indent="false"/>
      <style:text-properties fo:color="#000000" style:font-name="Times New Roman"/>
    </style:style>
    <style:style style:name="FC" style:family="paragraph" style:parent-style-name="Standard" style:next-style-name="Body">
      <style:paragraph-properties fo:margin-top="0cm" fo:margin-bottom="0.212cm">
        <style:tab-stops>
          <style:tab-stop style:position="1.473cm"/>
          <style:tab-stop style:position="2.032cm"/>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1.27cm" fo:margin-right="2.54cm" fo:text-indent="0cm" style:auto-text-indent="false">
        <style:tab-stops>
          <style:tab-stop style:position="1.905cm"/>
        </style:tab-stops>
      </style:paragraph-properties>
      <style:text-properties fo:color="#000000" style:font-name="Courier New"/>
    </style:style>
    <style:style style:name="NCPX" style:family="paragraph" style:parent-style-name="NCP" style:next-style-name="NO">
      <style:paragraph-properties fo:margin-top="0cm" fo:margin-bottom="0.106cm"/>
    </style:style>
    <style:style style:name="NO" style:family="paragraph" style:parent-style-name="Standard">
      <style:paragraph-properties fo:margin-left="1.27cm" fo:margin-right="2.54cm" fo:margin-top="0cm" fo:margin-bottom="0.106cm" fo:text-indent="0cm" style:auto-text-indent="false">
        <style:tab-stops>
          <style:tab-stop style:position="0.203cm"/>
          <style:tab-stop style:position="0.762cm"/>
        </style:tab-stops>
      </style:paragraph-properties>
      <style:text-properties fo:color="#000000"/>
    </style:style>
    <style:style style:name="FGFN" style:family="paragraph" style:parent-style-name="Standard">
      <style:paragraph-properties fo:margin-left="0.635cm" fo:margin-right="0.635cm" fo:margin-top="0cm" fo:margin-bottom="0.212cm" fo:text-align="justify" style:justify-single-word="false" fo:text-indent="0cm" style:auto-text-indent="false"/>
      <style:text-properties fo:color="#000000" style:font-name="Times" fo:font-size="9pt" style:font-size-asian="9pt"/>
    </style:style>
    <style:style style:name="FN" style:family="paragraph" style:parent-style-name="Standard" style:next-style-name="FC">
      <style:paragraph-properties fo:margin-top="0.176cm" fo:margin-bottom="0cm"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406cm" fo:margin-right="0cm" fo:margin-top="0.106cm" fo:margin-bottom="0.106cm" style:line-height-at-least="0.459cm" fo:text-indent="-0.406cm" style:auto-text-indent="false">
        <style:tab-stops>
          <style:tab-stop style:position="0cm"/>
        </style:tab-stops>
      </style:paragraph-properties>
      <style:text-properties fo:color="#000000" style:font-name="Times New Roman" fo:font-size="9pt" style:font-size-asian="9pt"/>
    </style:style>
    <style:style style:name="GlossDef" style:family="paragraph" style:parent-style-name="Standard">
      <style:paragraph-properties fo:margin-top="0cm" fo:margin-bottom="0.106cm"/>
      <style:text-properties fo:color="#000000" style:font-name="Times New Roman" fo:font-size="11pt" style:font-size-asian="11pt"/>
    </style:style>
    <style:style style:name="GlossFT" style:family="paragraph" style:parent-style-name="Standard">
      <style:paragraph-properties fo:margin-top="0cm" fo:margin-bottom="0.106cm"/>
      <style:text-properties fo:color="#000000" style:font-name="Times New Roman" fo:font-size="11pt" style:font-size-asian="11pt"/>
    </style:style>
    <style:style style:name="GlossHead" style:family="paragraph" style:parent-style-name="Standard">
      <style:paragraph-properties fo:margin-left="0cm" fo:margin-right="1.676cm" fo:margin-top="0.564cm" fo:margin-bottom="0cm" fo:text-indent="0cm"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106cm" fo:margin-bottom="0cm"/>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cm" fo:margin-right="1.676cm" fo:margin-top="0cm" fo:margin-bottom="0.459cm" style:line-height-at-least="0.953cm" fo:text-indent="0cm"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353cm" fo:margin-bottom="0cm"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cm" fo:margin-right="1.676cm" fo:margin-top="1.199cm" fo:margin-bottom="0.282cm" fo:text-indent="0cm" style:auto-text-indent="false" fo:padding-left="0cm" fo:padding-right="0cm" fo:padding-top="0.035cm" fo:padding-bottom="0cm" fo:border-left="none" fo:border-right="none" fo:border-top="0.018cm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cm" fo:margin-right="0cm" fo:margin-top="0.635cm" fo:margin-bottom="0.141cm" style:line-height-at-least="0.529cm" fo:text-indent="0cm"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cm" fo:margin-right="0cm" fo:margin-top="0.212cm" fo:margin-bottom="0cm" style:line-height-at-least="0.529cm" fo:text-indent="0cm"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141cm" fo:margin-bottom="0cm" fo:keep-with-next="always"/>
      <style:text-properties fo:color="#000000" fo:font-size="9pt" fo:font-weight="bold" style:font-size-asian="9pt" style:font-weight-asian="bold"/>
    </style:style>
    <style:style style:name="HG" style:family="paragraph" style:parent-style-name="Standard">
      <style:paragraph-properties fo:margin-top="0.212cm" fo:margin-bottom="0cm" style:line-height-at-least="0.529cm"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635cm" fo:margin-right="0cm" fo:text-indent="-0.635cm" style:auto-text-indent="false">
        <style:tab-stops>
          <style:tab-stop style:position="0cm"/>
        </style:tab-stops>
      </style:paragraph-properties>
    </style:style>
    <style:style style:name="NCP1" style:family="paragraph" style:parent-style-name="NCP" style:next-style-name="NCP">
      <style:paragraph-properties fo:margin-top="0.106cm" fo:margin-bottom="0cm"/>
    </style:style>
    <style:style style:name="NumCDT1" style:family="paragraph" style:parent-style-name="CDT1">
      <style:paragraph-properties fo:margin-left="0.635cm" fo:margin-right="0cm" fo:margin-top="0.212cm" fo:margin-bottom="0cm" fo:text-indent="-0.635cm" style:auto-text-indent="false">
        <style:tab-stops>
          <style:tab-stop style:position="0cm"/>
        </style:tab-stops>
      </style:paragraph-properties>
    </style:style>
    <style:style style:name="NumCDTX" style:family="paragraph" style:parent-style-name="CDTX">
      <style:paragraph-properties fo:margin-left="0.635cm" fo:margin-right="0cm" fo:margin-top="0cm" fo:margin-bottom="0.212cm" fo:text-indent="-0.635cm" style:auto-text-indent="false">
        <style:tab-stops>
          <style:tab-stop style:position="0cm"/>
        </style:tab-stops>
      </style:paragraph-properties>
    </style:style>
    <style:style style:name="INH" style:family="paragraph" style:parent-style-name="Standard">
      <style:paragraph-properties fo:margin-left="1.27cm" fo:margin-right="0cm" style:line-height-at-least="0.459cm" fo:text-indent="-1.27cm" style:auto-text-indent="false"/>
      <style:text-properties fo:color="#000000" fo:font-weight="bold" style:font-weight-asian="bold"/>
    </style:style>
    <style:style style:name="LC2" style:family="paragraph" style:parent-style-name="Standard">
      <style:paragraph-properties style:line-height-at-least="0.353cm"/>
      <style:text-properties fo:color="#000000" style:font-name="Courier New"/>
    </style:style>
    <style:style style:name="LC" style:family="paragraph" style:parent-style-name="LC2" style:next-style-name="LC2">
      <style:paragraph-properties fo:margin-top="0.212cm" fo:margin-bottom="0cm" fo:padding-left="0cm" fo:padding-right="0cm" fo:padding-top="0.035cm" fo:padding-bottom="0cm" fo:border-left="none" fo:border-right="none" fo:border-top="0.018cm solid #000000" fo:border-bottom="none"/>
    </style:style>
    <style:style style:name="Level_20_1" style:display-name="Level 1" style:family="paragraph" style:parent-style-name="Standard">
      <style:paragraph-properties fo:margin-left="1.27cm" fo:margin-right="0cm" style:line-height-at-least="0.459cm" fo:text-indent="-1.27cm" style:auto-text-indent="false"/>
      <style:text-properties fo:color="#000000" style:font-name="Times New Roman"/>
    </style:style>
    <style:style style:name="Level_20_2" style:display-name="Level 2" style:family="paragraph" style:parent-style-name="Standard">
      <style:paragraph-properties fo:margin-left="0.938cm" fo:margin-right="0cm" style:line-height-at-least="0.459cm" fo:text-indent="-0.635cm" style:auto-text-indent="false"/>
      <style:text-properties fo:color="#000000" style:font-name="Times"/>
    </style:style>
    <style:style style:name="Level_20_3" style:display-name="Level 3" style:family="paragraph" style:parent-style-name="Standard">
      <style:paragraph-properties fo:margin-left="1.397cm" fo:margin-right="0cm" style:line-height-at-least="0.459cm" fo:text-indent="-0.762cm" style:auto-text-indent="false"/>
      <style:text-properties fo:color="#000000" style:font-name="Times"/>
    </style:style>
    <style:style style:name="LH" style:family="paragraph" style:parent-style-name="Standard" style:next-style-name="Body">
      <style:paragraph-properties fo:margin-top="0.423cm" fo:margin-bottom="0cm"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cm" fo:margin-right="0cm" fo:margin-top="0.212cm" fo:margin-bottom="0.106cm" fo:text-indent="0cm" style:auto-text-indent="false"/>
    </style:style>
    <style:style style:name="ISBN" style:family="paragraph" style:parent-style-name="BodyNoIndent">
      <style:paragraph-properties fo:margin-top="0.212cm" fo:margin-bottom="0.212cm"/>
    </style:style>
    <style:style style:name="LOC" style:family="paragraph" style:parent-style-name="ISBN"/>
    <style:style style:name="LSH" style:family="paragraph" style:parent-style-name="Standard" style:next-style-name="Body">
      <style:paragraph-properties fo:margin-top="0.176cm" fo:margin-bottom="0cm"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cm" fo:margin-bottom="0.423cm" fo:padding-left="0cm" fo:padding-right="0cm" fo:padding-top="0cm" fo:padding-bottom="0.035cm" fo:border-left="none" fo:border-right="none" fo:border-top="none" fo:border-bottom="0.018cm solid #000000"/>
    </style:style>
    <style:style style:name="MH" style:family="paragraph" style:parent-style-name="Standard" style:next-style-name="MN">
      <style:paragraph-properties fo:margin-left="2.54cm" fo:margin-right="2.54cm" fo:margin-top="0.176cm" fo:margin-bottom="0cm" fo:text-indent="0cm"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2.54cm" fo:margin-right="2.54cm" fo:margin-top="0cm" fo:margin-bottom="0.176cm" fo:text-indent="0cm" style:auto-text-indent="false">
        <style:tab-stops>
          <style:tab-stop style:position="-1.067cm"/>
          <style:tab-stop style:position="-0.508cm"/>
        </style:tab-stops>
      </style:paragraph-properties>
      <style:text-properties fo:color="#000000"/>
    </style:style>
    <style:style style:name="NL" style:family="paragraph" style:parent-style-name="Standard">
      <style:paragraph-properties fo:margin-left="1.27cm" fo:margin-right="1.27cm" fo:margin-top="0cm" fo:margin-bottom="0.106cm" style:line-height-at-least="0.388cm" fo:text-indent="-1.27cm" style:auto-text-indent="false">
        <style:tab-stops>
          <style:tab-stop style:position="0cm"/>
        </style:tab-stops>
      </style:paragraph-properties>
      <style:text-properties fo:color="#000000" style:font-name="Times New Roman" fo:font-size="11pt" style:font-size-asian="11pt"/>
    </style:style>
    <style:style style:name="NL1" style:family="paragraph" style:parent-style-name="NL" style:next-style-name="NL">
      <style:paragraph-properties fo:margin-top="0.212cm" fo:margin-bottom="0.106cm"/>
    </style:style>
    <style:style style:name="NLB" style:family="paragraph" style:parent-style-name="NL">
      <style:paragraph-properties fo:margin-left="1.27cm" fo:margin-right="1.27cm" fo:text-indent="0cm" style:auto-text-indent="false"/>
    </style:style>
    <style:style style:name="NLC" style:family="paragraph" style:parent-style-name="Standard">
      <style:paragraph-properties fo:margin-left="1.27cm" fo:margin-right="1.27cm" style:line-height-at-least="0.353cm" fo:text-indent="0cm" style:auto-text-indent="false"/>
      <style:text-properties fo:color="#000000" style:font-name="Courier New"/>
    </style:style>
    <style:style style:name="NLCX" style:family="paragraph" style:parent-style-name="NLC" style:next-style-name="NLB">
      <style:paragraph-properties fo:margin-top="0cm" fo:margin-bottom="0.212cm"/>
    </style:style>
    <style:style style:name="NLX" style:family="paragraph" style:parent-style-name="NL" style:next-style-name="Body">
      <style:paragraph-properties fo:margin-top="0cm" fo:margin-bottom="0.212cm"/>
    </style:style>
    <style:style style:name="NOX" style:family="paragraph" style:parent-style-name="NO" style:next-style-name="Body">
      <style:paragraph-properties fo:margin-top="0cm" fo:margin-bottom="0.423cm"/>
    </style:style>
    <style:style style:name="PD" style:family="paragraph" style:parent-style-name="Standard">
      <style:paragraph-properties fo:margin-top="0.106cm" fo:margin-bottom="0.106cm"/>
      <style:text-properties fo:color="#0000ff" fo:font-size="11pt" style:font-size-asian="11pt"/>
    </style:style>
    <style:style style:name="PN" style:family="paragraph" style:parent-style-name="Standard" style:next-style-name="PT">
      <style:paragraph-properties fo:margin-top="1.517cm" fo:margin-bottom="0.67cm" style:line-height-at-least="0.67cm" fo:keep-with-next="always">
        <style:tab-stops>
          <style:tab-stop style:position="1.854cm"/>
          <style:tab-stop style:position="4.748cm"/>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4.113cm" fo:margin-right="3.81cm" fo:margin-top="0cm" fo:margin-bottom="3.175cm" style:line-height-at-least="0.741cm" fo:text-indent="-4.113cm" style:auto-text-indent="false" fo:keep-with-next="always">
        <style:tab-stops>
          <style:tab-stop style:position="0cm"/>
        </style:tab-stops>
      </style:paragraph-properties>
      <style:text-properties fo:color="#000000" fo:font-size="36pt" style:font-size-asian="36pt"/>
    </style:style>
    <style:style style:name="Preface" style:family="paragraph" style:parent-style-name="Standard">
      <style:paragraph-properties fo:margin-top="0cm" fo:margin-bottom="0.212cm" style:line-height-at-least="0.423cm"/>
      <style:text-properties fo:color="#000000" style:font-name="Times New Roman"/>
    </style:style>
    <style:style style:name="PTFT" style:family="paragraph" style:parent-style-name="Standard" style:next-style-name="Body">
      <style:paragraph-properties fo:margin-top="0cm" fo:margin-bottom="0.212cm"/>
      <style:text-properties fo:color="#000000" style:font-name="Times New Roman" fo:font-size="11pt" style:font-size-asian="11pt"/>
    </style:style>
    <style:style style:name="Quotation" style:family="paragraph" style:parent-style-name="Standard" style:next-style-name="EX">
      <style:paragraph-properties fo:margin-left="0.635cm" fo:margin-right="0.635cm" fo:margin-top="0.247cm" fo:margin-bottom="0.247cm" fo:text-indent="0cm"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5.715cm" style:type="center"/>
          <style:tab-stop style:position="11.43cm"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5.715cm" style:type="center"/>
          <style:tab-stop style:position="11.43cm"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cm" fo:margin-right="2.54cm" fo:margin-top="0.212cm" fo:margin-bottom="0cm" fo:text-indent="0cm" style:auto-text-indent="false"/>
      <style:text-properties fo:color="#000000" fo:font-size="11pt" style:font-size-asian="11pt"/>
    </style:style>
    <style:style style:name="SBX" style:family="paragraph" style:parent-style-name="SB" style:next-style-name="Body">
      <style:paragraph-properties fo:margin-top="0.212cm" fo:margin-bottom="0.212cm" fo:padding-left="0cm" fo:padding-right="0cm" fo:padding-top="0cm" fo:padding-bottom="0.035cm" fo:border-left="none" fo:border-right="none" fo:border-top="none" fo:border-bottom="0.018cm solid #000000"/>
    </style:style>
    <style:style style:name="SH" style:family="paragraph" style:parent-style-name="Standard" style:next-style-name="SB">
      <style:paragraph-properties fo:margin-left="0cm" fo:margin-right="1.676cm" fo:margin-top="1.199cm" fo:margin-bottom="0.071cm" fo:text-indent="0cm" style:auto-text-indent="false" fo:padding-left="0cm" fo:padding-right="0cm" fo:padding-top="0.035cm" fo:padding-bottom="0cm" fo:border-left="none" fo:border-right="none" fo:border-top="0.018cm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cm" fo:margin-bottom="0.141cm"/>
      <style:text-properties fo:color="#000000" style:font-name="Times New Roman" fo:font-size="9pt" style:font-size-asian="9pt"/>
    </style:style>
    <style:style style:name="TB1" style:family="paragraph" style:parent-style-name="TB">
      <style:paragraph-properties fo:margin-top="0.212cm" fo:margin-bottom="0.141cm"/>
    </style:style>
    <style:style style:name="TBFN" style:family="paragraph" style:parent-style-name="Standard">
      <style:paragraph-properties fo:margin-left="0.838cm" fo:margin-right="0cm" fo:margin-top="0.106cm" fo:margin-bottom="0cm" style:line-height-at-least="0.459cm" fo:text-indent="-0.432cm" style:auto-text-indent="false">
        <style:tab-stops>
          <style:tab-stop style:position="0cm"/>
        </style:tab-stops>
      </style:paragraph-properties>
      <style:text-properties fo:color="#000000" style:font-name="Times New Roman" fo:font-size="9pt" style:font-size-asian="9pt"/>
    </style:style>
    <style:style style:name="TBX" style:family="paragraph" style:parent-style-name="TB" style:next-style-name="Body">
      <style:paragraph-properties fo:margin-top="0cm" fo:margin-bottom="0.212cm"/>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353cm"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1.473cm"/>
          <style:tab-stop style:position="2.032cm"/>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cm" fo:margin-bottom="0.212cm">
        <style:tab-stops>
          <style:tab-stop style:position="1.473cm"/>
          <style:tab-stop style:position="2.032cm"/>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176cm" fo:margin-bottom="0.106cm">
        <style:tab-stops>
          <style:tab-stop style:position="0.203cm"/>
          <style:tab-stop style:position="0.762cm"/>
          <style:tab-stop style:position="1.524cm"/>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203cm"/>
          <style:tab-stop style:position="0.762cm"/>
          <style:tab-stop style:position="0.965cm"/>
          <style:tab-stop style:position="1.524cm"/>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176cm" fo:margin-bottom="0cm" fo:keep-with-next="always"/>
      <style:text-properties fo:color="#000000" style:font-name="Times" fo:font-size="11pt" fo:font-weight="bold" style:font-size-asian="11pt" style:font-weight-asian="bold"/>
    </style:style>
    <style:style style:name="UC" style:family="paragraph" style:parent-style-name="Standard">
      <style:paragraph-properties fo:margin-left="0.482cm" fo:margin-right="1.27cm" fo:margin-top="0.106cm" fo:margin-bottom="0.106cm" fo:text-indent="0cm" style:auto-text-indent="false">
        <style:tab-stops>
          <style:tab-stop style:position="0cm"/>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483cm" fo:margin-right="1.27cm" fo:margin-top="0cm" fo:margin-bottom="0.106cm" fo:text-indent="0cm" style:auto-text-indent="false">
        <style:tab-stops>
          <style:tab-stop style:position="-0.002cm"/>
        </style:tab-stops>
      </style:paragraph-properties>
      <style:text-properties fo:color="#000000" style:font-name="Times New Roman" fo:font-size="11pt" style:font-size-asian="11pt"/>
    </style:style>
    <style:style style:name="UL1" style:family="paragraph" style:parent-style-name="UL">
      <style:paragraph-properties fo:margin-top="0.212cm" fo:margin-bottom="0.106cm"/>
    </style:style>
    <style:style style:name="ULX" style:family="paragraph" style:parent-style-name="UL" style:next-style-name="Body">
      <style:paragraph-properties fo:margin-top="0cm" fo:margin-bottom="0.212cm"/>
    </style:style>
    <style:style style:name="XREF" style:family="paragraph" style:parent-style-name="Standard">
      <style:paragraph-properties fo:margin-top="0.212cm" fo:margin-bottom="0.212cm"/>
      <style:text-properties fo:color="#000000" style:font-name="Times New Roman" fo:font-size="11pt" style:font-size-asian="11pt"/>
    </style:style>
    <style:style style:name="C1" style:family="paragraph" style:parent-style-name="CDT" style:next-style-name="Body">
      <style:paragraph-properties fo:margin-top="0.423cm" fo:margin-bottom="0.423cm"/>
    </style:style>
    <style:style style:name="BT1" style:family="paragraph" style:parent-style-name="BT"/>
    <style:style style:name="EN" style:family="paragraph" style:parent-style-name="EH">
      <style:paragraph-properties fo:margin-top="1.199cm" fo:margin-bottom="0.282cm" fo:padding-left="0cm" fo:padding-right="0cm" fo:padding-top="0.035cm" fo:padding-bottom="0cm" fo:border-left="none" fo:border-right="none" fo:border-top="0.018cm solid #000000" fo:border-bottom="none"/>
      <style:text-properties fo:font-style="normal" style:font-style-asian="normal"/>
    </style:style>
    <style:style style:name="EMX" style:family="paragraph" style:parent-style-name="EMT" style:next-style-name="Body">
      <style:paragraph-properties fo:margin-top="0.212cm" fo:margin-bottom="0.212cm" fo:padding-left="0cm" fo:padding-right="0cm" fo:padding-top="0cm" fo:padding-bottom="0.035cm" fo:border-left="none" fo:border-right="none" fo:border-top="none" fo:border-bottom="0.018cm solid #000000"/>
    </style:style>
    <style:style style:name="FT" style:family="paragraph" style:parent-style-name="BodyNoIndent"/>
    <style:style style:name="CO" style:family="paragraph" style:parent-style-name="Body">
      <style:paragraph-properties fo:margin-left="0cm" fo:margin-right="0cm" fo:margin-top="0cm" fo:margin-bottom="0.212cm" fo:text-indent="0cm"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106cm" fo:margin-bottom="0cm"/>
    </style:style>
    <style:style style:name="WAH" style:family="paragraph" style:parent-style-name="TIH" style:next-style-name="WA">
      <style:paragraph-properties>
        <style:tab-stops>
          <style:tab-stop style:position="0.203cm"/>
          <style:tab-stop style:position="0.762cm"/>
          <style:tab-stop style:position="0.965cm"/>
          <style:tab-stop style:position="1.524cm"/>
          <style:tab-stop style:position="1.905cm"/>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212cm" fo:margin-bottom="0.106cm"/>
    </style:style>
    <style:style style:name="ETBL" style:family="paragraph" style:parent-style-name="BL">
      <style:text-properties style:font-name="Arial"/>
    </style:style>
    <style:style style:name="ETBL1" style:family="paragraph" style:parent-style-name="ETBL" style:next-style-name="ETBL">
      <style:paragraph-properties fo:margin-top="0.212cm" fo:margin-bottom="0.106cm"/>
    </style:style>
    <style:style style:name="ETBX" style:family="paragraph" style:parent-style-name="ETBL" style:next-style-name="ET">
      <style:paragraph-properties fo:margin-top="0cm" fo:margin-bottom="0.212cm"/>
    </style:style>
    <style:style style:name="ESH" style:family="paragraph" style:parent-style-name="EH" style:next-style-name="ET">
      <style:paragraph-properties fo:margin-top="0.423cm" fo:margin-bottom="0.212cm"/>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cm" fo:margin-bottom="0.423cm"/>
    </style:style>
    <style:style style:name="WAX" style:family="paragraph" style:parent-style-name="NO">
      <style:paragraph-properties fo:margin-top="0cm" fo:margin-bottom="0.423cm"/>
    </style:style>
    <style:style style:name="CT" style:family="paragraph" style:parent-style-name="BodyNoIndent" style:next-style-name="Credits"/>
    <style:style style:name="Credits" style:family="paragraph" style:parent-style-name="BodyNoIndent" style:next-style-name="CT">
      <style:paragraph-properties fo:margin-top="0cm" fo:margin-bottom="0cm"/>
    </style:style>
    <style:style style:name="Pubname" style:family="paragraph" style:parent-style-name="BodyNoIndent"/>
    <style:style style:name="CTTOC" style:family="paragraph" style:parent-style-name="BodyNoIndent">
      <style:paragraph-properties fo:margin-top="0cm" fo:margin-bottom="0.106cm"/>
      <style:text-properties style:font-name="Arial"/>
    </style:style>
    <style:style style:name="PTTOC" style:family="paragraph" style:parent-style-name="CTTOC">
      <style:paragraph-properties fo:margin-top="0.106cm" fo:margin-bottom="0.106cm"/>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254cm" fo:margin-right="0cm" fo:text-indent="0cm" style:auto-text-indent="false"/>
    </style:style>
    <style:style style:name="TOCHD" style:family="paragraph" style:parent-style-name="TOCHC">
      <style:paragraph-properties fo:margin-left="0.508cm" fo:margin-right="0cm" fo:text-indent="0cm" style:auto-text-indent="false"/>
    </style:style>
    <style:style style:name="TOCHE" style:family="paragraph" style:parent-style-name="TOCHD">
      <style:paragraph-properties fo:margin-left="0.762cm" fo:margin-right="0cm" fo:text-indent="0cm" style:auto-text-indent="false"/>
    </style:style>
    <style:style style:name="TOCHF" style:family="paragraph" style:parent-style-name="TOCHE">
      <style:paragraph-properties fo:margin-left="1.016cm" fo:margin-right="0cm" fo:text-indent="0cm" style:auto-text-indent="false"/>
    </style:style>
    <style:style style:name="TOCHG" style:family="paragraph" style:parent-style-name="TOCHF">
      <style:paragraph-properties fo:margin-left="1.27cm" fo:margin-right="0cm" fo:text-indent="0cm" style:auto-text-indent="false"/>
    </style:style>
    <style:style style:name="EL2" style:family="paragraph" style:parent-style-name="EL">
      <style:paragraph-properties fo:margin-top="0cm" fo:margin-bottom="0cm"/>
    </style:style>
    <style:style style:name="LCX" style:family="paragraph" style:parent-style-name="LC2" style:next-style-name="Body">
      <style:paragraph-properties fo:margin-top="0cm" fo:margin-bottom="0.423cm" fo:padding-left="0cm" fo:padding-right="0cm" fo:padding-top="0cm" fo:padding-bottom="0.035cm" fo:border-left="none" fo:border-right="none" fo:border-top="none" fo:border-bottom="0.018cm solid #000000"/>
    </style:style>
    <style:style style:name="LN" style:family="paragraph" style:parent-style-name="LH">
      <style:paragraph-properties fo:padding-left="0cm" fo:padding-right="0cm" fo:padding-top="0.035cm" fo:padding-bottom="0cm" fo:border-left="none" fo:border-right="none" fo:border-top="0.018cm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cm" fo:margin-bottom="0.212cm"/>
    </style:style>
    <style:style style:name="NI" style:family="paragraph" style:parent-style-name="NO">
      <style:paragraph-properties fo:margin-left="2.54cm" fo:margin-right="2.54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0" style:num-suffix="." text:bullet-char="">
        <style:list-level-properties text:space-before="1.905cm" text:min-label-width="0.635cm"/>
        <style:text-properties style:font-name="Symbol"/>
      </text:list-level-style-bullet>
      <text:list-level-style-bullet text:level="4" text:style-name="WW8Num1z0" style:num-suffix="." text:bullet-char="">
        <style:list-level-properties text:space-before="2.54cm" text:min-label-width="0.635cm"/>
        <style:text-properties style:font-name="Symbol"/>
      </text:list-level-style-bullet>
      <text:list-level-style-bullet text:level="5" text:style-name="WW8Num1z0" style:num-suffix="." text:bullet-char="">
        <style:list-level-properties text:space-before="3.175cm" text:min-label-width="0.635cm"/>
        <style:text-properties style:font-name="Symbol"/>
      </text:list-level-style-bullet>
      <text:list-level-style-bullet text:level="6" text:style-name="WW8Num1z0" style:num-suffix="." text:bullet-char="">
        <style:list-level-properties text:space-before="3.81cm" text:min-label-width="0.635cm"/>
        <style:text-properties style:font-name="Symbol"/>
      </text:list-level-style-bullet>
      <text:list-level-style-bullet text:level="7" text:style-name="WW8Num1z0" style:num-suffix="." text:bullet-char="">
        <style:list-level-properties text:space-before="4.445cm" text:min-label-width="0.635cm"/>
        <style:text-properties style:font-name="Symbol"/>
      </text:list-level-style-bullet>
      <text:list-level-style-bullet text:level="8" text:style-name="WW8Num1z0" style:num-suffix="." text:bullet-char="">
        <style:list-level-properties text:space-before="5.08cm" text:min-label-width="0.635cm"/>
        <style:text-properties style:font-name="Symbol"/>
      </text:list-level-style-bullet>
      <text:list-level-style-bullet text:level="9" text:style-name="WW8Num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hapter 9</dc:title>
    <dc:subject>Summary of Class Protocols</dc:subject>
    <meta:initial-creator>Nick Coghlan</meta:initial-creator>
    <meta:creation-date>2006-02-15T03:12:00</meta:creation-date>
    <dc:creator>Nick Coghlan</dc:creator>
    <dc:date>2006-04-10T00:08:07</dc:date>
    <meta:print-date>2113-01-01T00:00:00</meta:print-date>
    <dc:language>en-US</dc:language>
    <meta:editing-cycles>317</meta:editing-cycles>
    <meta:editing-duration>P2DT8H54M3S</meta:editing-duration>
    <meta:user-defined meta:name="Info 1"/>
    <meta:user-defined meta:name="Info 2"/>
    <meta:user-defined meta:name="Info 3"/>
    <meta:user-defined meta:name="Info 4"/>
    <meta:document-statistic meta:table-count="0" meta:image-count="0" meta:object-count="0" meta:page-count="26" meta:paragraph-count="428" meta:word-count="10948" meta:character-count="69242"/>
  </office:meta>
</office:document-meta>
</file>